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Mono" svg:font-family="LiberationMono"/>
    <style:font-face style:name="LiberationMono1" svg:font-family="LiberationMono" style:font-pitch="variable"/>
    <style:font-face style:name="LiberationSans" svg:font-family="LiberationSans" style:font-pitch="variable"/>
    <style:font-face style:name="LiberationSans1" svg:font-family="LiberationSans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52cm" fo:min-width="0.95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0.7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9cm" fo:min-width="0.35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7pt" style:font-size-asian="27pt" style:font-size-complex="27pt"/>
    </style:style>
    <style:style style:name="P4" style:family="paragraph">
      <loext:graphic-properties draw:fill="none"/>
      <style:text-properties fo:font-size="21pt" style:font-size-asian="21pt" style:font-size-complex="21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0.1999998092651pt" style:font-size-asian="10.1999998092651pt" style:font-size-complex="10.1999998092651pt"/>
    </style:style>
    <style:style style:name="T1" style:family="text">
      <style:text-properties fo:color="#000000" loext:opacity="100%" style:font-name="LiberationSans1" fo:font-size="27pt" fo:font-weight="bold" style:font-size-asian="27pt" style:font-weight-asian="bold" style:font-name-complex="LiberationSans1" style:font-size-complex="27pt" style:font-weight-complex="bold"/>
    </style:style>
    <style:style style:name="T2" style:family="text">
      <style:text-properties fo:color="#000000" loext:opacity="100%" style:font-name="LiberationSans1" fo:font-size="21pt" fo:font-weight="bold" style:font-size-asian="21pt" style:font-weight-asian="bold" style:font-name-complex="LiberationSans1" style:font-size-complex="21pt" style:font-weight-complex="bold"/>
    </style:style>
    <style:style style:name="T3" style:family="text">
      <style:text-properties fo:color="#333333" loext:opacity="100%" style:font-name="LiberationSans1" fo:font-size="12pt" fo:font-weight="normal" style:font-size-asian="12pt" style:font-weight-asian="normal" style:font-name-complex="LiberationSans1" style:font-size-complex="12pt" style:font-weight-complex="normal"/>
    </style:style>
    <style:style style:name="T4" style:family="text">
      <style:text-properties fo:color="#a71d5d" loext:opacity="100%" style:font-name="LiberationMono" fo:font-size="10.1999998092651pt" fo:font-weight="normal" style:font-size-asian="10.1999998092651pt" style:font-weight-asian="normal" style:font-name-complex="LiberationMono" style:font-size-complex="10.1999998092651pt" style:font-weight-complex="normal"/>
    </style:style>
    <style:style style:name="T5" style:family="text">
      <style:text-properties fo:color="#000000" loext:opacity="100%" style:font-name="LiberationMono" fo:font-size="10.1999998092651pt" fo:font-weight="normal" style:font-size-asian="10.1999998092651pt" style:font-weight-asian="normal" style:font-name-complex="LiberationMono" style:font-size-complex="10.1999998092651pt" style:font-weight-complex="normal"/>
    </style:style>
    <style:style style:name="T6" style:family="text">
      <style:text-properties fo:color="#333333" loext:opacity="100%" style:font-name="LiberationMono" fo:font-size="10.1999998092651pt" fo:font-weight="normal" style:font-size-asian="10.1999998092651pt" style:font-weight-asian="normal" style:font-name-complex="LiberationMono" style:font-size-complex="10.1999998092651pt" style:font-weight-complex="normal"/>
    </style:style>
    <style:style style:name="T7" style:family="text">
      <style:text-properties fo:color="#0086b3" loext:opacity="100%" style:font-name="LiberationMono" fo:font-size="10.1999998092651pt" fo:font-weight="normal" style:font-size-asian="10.1999998092651pt" style:font-weight-asian="normal" style:font-name-complex="LiberationMono" style:font-size-complex="10.1999998092651pt" style:font-weight-complex="normal"/>
    </style:style>
    <style:style style:name="T8" style:family="text">
      <style:text-properties fo:color="#333333" loext:opacity="100%" style:font-name="LiberationSans1" fo:font-size="12pt" fo:font-style="italic" fo:font-weight="normal" style:font-size-asian="12pt" style:font-style-asian="italic" style:font-weight-asian="normal" style:font-name-complex="LiberationSans1" style:font-size-complex="12pt" style:font-style-complex="italic" style:font-weight-complex="normal"/>
    </style:style>
    <style:style style:name="T9" style:family="text">
      <style:text-properties fo:color="#183691" loext:opacity="100%" style:font-name="LiberationMono" fo:font-size="10.1999998092651pt" fo:font-weight="normal" style:font-size-asian="10.1999998092651pt" style:font-weight-asian="normal" style:font-name-complex="LiberationMono" style:font-size-complex="10.1999998092651pt" style:font-weight-complex="normal"/>
    </style:style>
    <style:style style:name="T10" style:family="text">
      <style:text-properties fo:color="#3a2d4f" loext:opacity="100%" style:font-name="LiberationMono" fo:font-size="10.1999998092651pt" fo:font-weight="normal" style:font-size-asian="10.1999998092651pt" style:font-weight-asian="normal" style:font-name-complex="LiberationMono" style:font-size-complex="10.199999809265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19.209cm" svg:height="1.878cm" svg:x="1.199cm" svg:y="7.417cm" svg:viewBox="0 0 19210 1879" svg:d="M0 1800v-1721c0-10 2-21 6-30 4-10 10-19 17-26 8-8 16-13 26-17s20-6 30-6h19051c11 0 21 2 31 6 9 4 18 9 25 17 8 7 14 16 18 26 4 9 6 20 6 30v1721c0 10-2 20-6 30s-10 19-18 26c-7 7-16 13-25 17-10 4-20 6-31 6h-19051c-10 0-20-2-30-6s-18-10-26-17c-7-7-13-16-17-26s-6-20-6-30z">
          <text:p/>
        </draw:path>
        <draw:path draw:style-name="gr1" draw:text-style-name="P1" draw:layer="layout" svg:width="19.209cm" svg:height="4.815cm" svg:x="1.199cm" svg:y="9.719cm" svg:viewBox="0 0 19210 4816" svg:d="M0 4737v-4658c0-11 2-21 6-30 4-10 10-19 17-26 8-8 16-13 26-17s20-6 30-6h19051c11 0 21 2 31 6 9 4 18 9 25 17 8 7 14 16 18 26 4 9 6 19 6 30v4658c0 10-2 20-6 30s-10 18-18 26c-7 7-16 13-25 17-10 4-20 6-31 6h-19051c-10 0-20-2-30-6s-18-10-26-17c-7-8-13-16-17-26s-6-20-6-30z">
          <text:p/>
        </draw:path>
        <draw:frame draw:style-name="gr2" draw:text-style-name="P3" draw:layer="layout" svg:width="8.151cm" svg:height="1.068cm" svg:x="1.199cm" svg:y="1.978cm">
          <draw:text-box>
            <text:p text:style-name="P2"><text:span text:style-name="T1">Шауэрман Айнур</text:span></text:p>
          </draw:text-box>
        </draw:frame>
        <draw:frame draw:style-name="gr3" draw:text-style-name="P4" draw:layer="layout" svg:width="5.713cm" svg:height="0.827cm" svg:x="1.199cm" svg:y="4.127cm">
          <draw:text-box>
            <text:p text:style-name="P2"><text:span text:style-name="T2">Упражнение 4.4</text:span></text:p>
          </draw:text-box>
        </draw:frame>
        <draw:frame draw:style-name="gr4" draw:text-style-name="P5" draw:layer="layout" svg:width="18.663cm" svg:height="0.475cm" svg:x="1.199cm" svg:y="5.738cm">
          <draw:text-box>
            <text:p text:style-name="P2"><text:span text:style-name="T3">Определите номера и время отправления всех рейсов, прибывших в аэропорт назначения не</text:span></text:p>
          </draw:text-box>
        </draw:frame>
        <draw:frame draw:style-name="gr4" draw:text-style-name="P5" draw:layer="layout" svg:width="1.801cm" svg:height="0.475cm" svg:x="1.199cm" svg:y="6.425cm">
          <draw:text-box>
            <text:p text:style-name="P2"><text:span text:style-name="T3">вовремя.</text:span></text:p>
          </draw:text-box>
        </draw:frame>
        <draw:frame draw:style-name="gr5" draw:text-style-name="P6" draw:layer="layout" svg:width="10.149cm" svg:height="0.412cm" svg:x="1.538cm" svg:y="7.858cm">
          <draw:text-box>
            <text:p text:style-name="P2"><text:span text:style-name="T4">SELECT</text:span><text:span text:style-name="T5"> flight_no</text:span><text:span text:style-name="T6">,</text:span><text:span text:style-name="T5"> actual_departure </text:span><text:span text:style-name="T4">FROM</text:span><text:span text:style-name="T5"> flights</text:span></text:p>
          </draw:text-box>
        </draw:frame>
        <draw:frame draw:style-name="gr5" draw:text-style-name="P6" draw:layer="layout" svg:width="9.503cm" svg:height="0.412cm" svg:x="1.538cm" svg:y="8.44cm">
          <draw:text-box>
            <text:p text:style-name="P2"><text:span text:style-name="T5"><text:s text:c="2"/></text:span><text:span text:style-name="T4">WHERE</text:span><text:span text:style-name="T5"> scheduled_arrival </text:span><text:span text:style-name="T4">!=</text:span><text:span text:style-name="T5"> actual_arrival</text:span><text:span text:style-name="T6">;</text:span></text:p>
          </draw:text-box>
        </draw:frame>
        <draw:frame draw:style-name="gr5" draw:text-style-name="P6" draw:layer="layout" svg:width="7.559cm" svg:height="0.412cm" svg:x="1.538cm" svg:y="10.134cm">
          <draw:text-box>
            <text:p text:style-name="P2"><text:span text:style-name="T5">flight_no </text:span><text:span text:style-name="T4">|</text:span><text:span text:style-name="T5"> <text:s text:c="3"/>actual_departure <text:s text:c="3"/></text:span></text:p>
          </draw:text-box>
        </draw:frame>
        <draw:frame draw:style-name="gr5" draw:text-style-name="P6" draw:layer="layout" svg:width="7.774cm" svg:height="0.412cm" svg:x="1.538cm" svg:y="10.742cm">
          <draw:text-box>
            <text:p text:style-name="P2"><text:span text:style-name="T5">-----------+------------------------</text:span></text:p>
          </draw:text-box>
        </draw:frame>
        <draw:frame draw:style-name="gr5" draw:text-style-name="P6" draw:layer="layout" svg:width="7.559cm" svg:height="0.412cm" svg:x="1.538cm" svg:y="11.324cm">
          <draw:text-box>
            <text:p text:style-name="P2"><text:span text:style-name="T5"><text:s/></text:span><text:span text:style-name="T5">PG0405 <text:s text:c="3"/></text:span><text:span text:style-name="T4">|</text:span><text:span text:style-name="T5"> </text:span><text:span text:style-name="T7">2017</text:span><text:span text:style-name="T5">-07-16 06:44:00+00</text:span></text:p>
          </draw:text-box>
        </draw:frame>
        <draw:frame draw:style-name="gr5" draw:text-style-name="P6" draw:layer="layout" svg:width="7.559cm" svg:height="0.412cm" svg:x="1.538cm" svg:y="11.933cm">
          <draw:text-box>
            <text:p text:style-name="P2"><text:span text:style-name="T5"><text:s/></text:span><text:span text:style-name="T5">PG0404 <text:s text:c="3"/></text:span><text:span text:style-name="T4">|</text:span><text:span text:style-name="T5"> </text:span><text:span text:style-name="T7">2017</text:span><text:span text:style-name="T5">-08-05 </text:span><text:span text:style-name="T7">16</text:span><text:span text:style-name="T5">:06:00+00</text:span></text:p>
          </draw:text-box>
        </draw:frame>
        <draw:frame draw:style-name="gr5" draw:text-style-name="P6" draw:layer="layout" svg:width="7.559cm" svg:height="0.412cm" svg:x="1.538cm" svg:y="12.515cm">
          <draw:text-box>
            <text:p text:style-name="P2"><text:span text:style-name="T5"><text:s/></text:span><text:span text:style-name="T5">PG0405 <text:s text:c="3"/></text:span><text:span text:style-name="T4">|</text:span><text:span text:style-name="T5"> </text:span><text:span text:style-name="T7">2017</text:span><text:span text:style-name="T5">-08-05 06:39:00+00</text:span></text:p>
          </draw:text-box>
        </draw:frame>
        <draw:frame draw:style-name="gr5" draw:text-style-name="P6" draw:layer="layout" svg:width="7.559cm" svg:height="0.412cm" svg:x="1.538cm" svg:y="13.097cm">
          <draw:text-box>
            <text:p text:style-name="P2"><text:span text:style-name="T5"><text:s/></text:span><text:span text:style-name="T5">PG0402 <text:s text:c="3"/></text:span><text:span text:style-name="T4">|</text:span><text:span text:style-name="T5"> </text:span><text:span text:style-name="T7">2017</text:span><text:span text:style-name="T5">-08-06 09:28:00+00</text:span></text:p>
          </draw:text-box>
        </draw:frame>
        <draw:frame draw:style-name="gr5" draw:text-style-name="P6" draw:layer="layout" svg:width="1.729cm" svg:height="0.412cm" svg:x="1.538cm" svg:y="13.706cm">
          <draw:text-box>
            <text:p text:style-name="P2"><text:span text:style-name="T5">--More--</text:span></text:p>
          </draw:text-box>
        </draw:frame>
      </draw:page>
      <draw:page draw:name="page2" draw:style-name="dp1" draw:master-page-name="master-page36">
        <draw:path draw:style-name="gr1" draw:text-style-name="P1" draw:layer="layout" svg:width="19.209cm" svg:height="6.588cm" svg:x="1.199cm" svg:y="7.761cm" svg:viewBox="0 0 19210 6589" svg:d="M0 6509v-6430c0-11 2-21 6-30 4-10 10-19 17-26 8-8 16-13 26-17s20-6 30-6h19051c11 0 21 2 31 6 9 4 18 9 25 17 8 7 14 16 18 26 4 9 6 19 6 30v6430c0 11-2 21-6 31-4 9-10 18-18 25-7 8-16 14-25 18-10 4-20 6-31 6h-19051c-10 0-20-2-30-6s-18-10-26-18c-7-7-13-16-17-25-4-10-6-20-6-31z">
          <text:p/>
        </draw:path>
        <draw:frame draw:style-name="gr3" draw:text-style-name="P4" draw:layer="layout" svg:width="5.713cm" svg:height="0.827cm" svg:x="1.199cm" svg:y="1.746cm">
          <draw:text-box>
            <text:p text:style-name="P2"><text:span text:style-name="T2">Упражнение 4.7</text:span></text:p>
          </draw:text-box>
        </draw:frame>
        <draw:frame draw:style-name="gr4" draw:text-style-name="P5" draw:layer="layout" svg:width="17.219cm" svg:height="0.475cm" svg:x="1.199cm" svg:y="3.356cm">
          <draw:text-box>
            <text:p text:style-name="P2"><text:span text:style-name="T3">Напечатанный посадочный талон должен содержать фамилию и имя пассажира, коды</text:span></text:p>
          </draw:text-box>
        </draw:frame>
        <draw:frame draw:style-name="gr4" draw:text-style-name="P5" draw:layer="layout" svg:width="18.612cm" svg:height="0.475cm" svg:x="1.199cm" svg:y="4.044cm">
          <draw:text-box>
            <text:p text:style-name="P2"><text:span text:style-name="T3">аэропортов вылета и прилета, дату и время вылета и прилета по расписанию, номер места в</text:span></text:p>
          </draw:text-box>
        </draw:frame>
        <draw:frame draw:style-name="gr4" draw:text-style-name="P5" draw:layer="layout" svg:width="16.918cm" svg:height="0.475cm" svg:x="1.199cm" svg:y="4.706cm">
          <draw:text-box>
            <text:p text:style-name="P2"><text:span text:style-name="T3">салоне самолета. Напишите запрос, выводящий всю необходимую информацию для</text:span></text:p>
          </draw:text-box>
        </draw:frame>
        <draw:frame draw:style-name="gr4" draw:text-style-name="P5" draw:layer="layout" svg:width="14.074cm" svg:height="0.475cm" svg:x="1.199cm" svg:y="5.394cm">
          <draw:text-box>
            <text:p text:style-name="P2"><text:span text:style-name="T3">полученных посадочных талонов на рейсы, которые еще не вылетели.</text:span></text:p>
          </draw:text-box>
        </draw:frame>
        <draw:frame draw:style-name="gr4" draw:text-style-name="P5" draw:layer="layout" svg:width="19.031cm" svg:height="0.475cm" svg:x="1.199cm" svg:y="6.055cm">
          <draw:text-box>
            <text:p text:style-name="P2"><text:span text:style-name="T8">Примечание</text:span><text:span text:style-name="T3">: я выбрала время порога не сейчас, а 2017-08-15 16:55 для наглядности ответа на</text:span></text:p>
          </draw:text-box>
        </draw:frame>
        <draw:frame draw:style-name="gr4" draw:text-style-name="P5" draw:layer="layout" svg:width="12.579cm" svg:height="0.475cm" svg:x="1.199cm" svg:y="6.743cm">
          <draw:text-box>
            <text:p text:style-name="P2"><text:span text:style-name="T3">запрос. Время, выбранное позже возвращает пустое значение.</text:span></text:p>
          </draw:text-box>
        </draw:frame>
        <draw:frame draw:style-name="gr5" draw:text-style-name="P6" draw:layer="layout" svg:width="8.638cm" svg:height="0.412cm" svg:x="1.538cm" svg:y="8.176cm">
          <draw:text-box>
            <text:p text:style-name="P2"><text:span text:style-name="T4">SELECT</text:span><text:span text:style-name="T5"> <text:s/>t</text:span><text:span text:style-name="T6">.</text:span><text:span text:style-name="T5">passenger_name passenger_name</text:span><text:span text:style-name="T6">,</text:span></text:p>
          </draw:text-box>
        </draw:frame>
        <draw:frame draw:style-name="gr5" draw:text-style-name="P6" draw:layer="layout" svg:width="9.934cm" svg:height="0.412cm" svg:x="1.538cm" svg:y="8.784cm">
          <draw:text-box>
            <text:p text:style-name="P2"><text:span text:style-name="T5"><text:s text:c="8"/></text:span><text:span text:style-name="T5">f</text:span><text:span text:style-name="T6">.</text:span><text:span text:style-name="T5">departure_airport departure_airport</text:span><text:span text:style-name="T6">,</text:span></text:p>
          </draw:text-box>
        </draw:frame>
        <draw:frame draw:style-name="gr5" draw:text-style-name="P6" draw:layer="layout" svg:width="9.07cm" svg:height="0.412cm" svg:x="1.538cm" svg:y="9.366cm">
          <draw:text-box>
            <text:p text:style-name="P2"><text:span text:style-name="T5"><text:s text:c="8"/></text:span><text:span text:style-name="T5">f</text:span><text:span text:style-name="T6">.</text:span><text:span text:style-name="T5">arrival_airport arrival_airport</text:span><text:span text:style-name="T6">,</text:span></text:p>
          </draw:text-box>
        </draw:frame>
        <draw:frame draw:style-name="gr5" draw:text-style-name="P6" draw:layer="layout" svg:width="17.274cm" svg:height="0.412cm" svg:x="1.538cm" svg:y="9.975cm">
          <draw:text-box>
            <text:p text:style-name="P2"><text:span text:style-name="T5"><text:s text:c="8"/></text:span><text:span text:style-name="T5">to_char</text:span><text:span text:style-name="T6">(</text:span><text:span text:style-name="T5">scheduled_departure</text:span><text:span text:style-name="T6">,</text:span><text:span text:style-name="T5"> </text:span><text:span text:style-name="T9">'DD Mon YYYY HH24:MI'</text:span><text:span text:style-name="T6">)</text:span><text:span text:style-name="T5"> scheduled_departure</text:span><text:span text:style-name="T6">,</text:span></text:p>
          </draw:text-box>
        </draw:frame>
        <draw:frame draw:style-name="gr5" draw:text-style-name="P6" draw:layer="layout" svg:width="16.41cm" svg:height="0.412cm" svg:x="1.538cm" svg:y="10.557cm">
          <draw:text-box>
            <text:p text:style-name="P2"><text:span text:style-name="T5"><text:s text:c="8"/></text:span><text:span text:style-name="T5">to_char</text:span><text:span text:style-name="T6">(</text:span><text:span text:style-name="T5">scheduled_arrival</text:span><text:span text:style-name="T6">,</text:span><text:span text:style-name="T5"> </text:span><text:span text:style-name="T9">'DD Mon YYYY HH24:MI'</text:span><text:span text:style-name="T6">)</text:span><text:span text:style-name="T5"> scheduled_arrival</text:span><text:span text:style-name="T6">,</text:span></text:p>
          </draw:text-box>
        </draw:frame>
        <draw:frame draw:style-name="gr5" draw:text-style-name="P6" draw:layer="layout" svg:width="3.456cm" svg:height="0.412cm" svg:x="1.538cm" svg:y="11.139cm">
          <draw:text-box>
            <text:p text:style-name="P2"><text:span text:style-name="T5"><text:s text:c="8"/></text:span><text:span text:style-name="T5">seat_no </text:span></text:p>
          </draw:text-box>
        </draw:frame>
        <draw:frame draw:style-name="gr5" draw:text-style-name="P6" draw:layer="layout" svg:width="5.4cm" svg:height="0.412cm" svg:x="1.538cm" svg:y="11.748cm">
          <draw:text-box>
            <text:p text:style-name="P2"><text:span text:style-name="T5"><text:s text:c="2"/></text:span><text:span text:style-name="T4">FROM</text:span><text:span text:style-name="T5"> boarding_passes bp</text:span></text:p>
          </draw:text-box>
        </draw:frame>
        <draw:frame draw:style-name="gr5" draw:text-style-name="P6" draw:layer="layout" svg:width="11.663cm" svg:height="0.412cm" svg:x="1.538cm" svg:y="12.33cm">
          <draw:text-box>
            <text:p text:style-name="P2"><text:span text:style-name="T5"><text:s text:c="4"/></text:span><text:span text:style-name="T4">INNER</text:span><text:span text:style-name="T5"> </text:span><text:span text:style-name="T4">JOIN</text:span><text:span text:style-name="T5"> tickets t </text:span><text:span text:style-name="T4">ON</text:span><text:span text:style-name="T5"> t</text:span><text:span text:style-name="T6">.</text:span><text:span text:style-name="T5">ticket_no </text:span><text:span text:style-name="T4">=</text:span><text:span text:style-name="T5"> bp</text:span><text:span text:style-name="T6">.</text:span><text:span text:style-name="T5">ticket_no</text:span></text:p>
          </draw:text-box>
        </draw:frame>
        <draw:frame draw:style-name="gr5" draw:text-style-name="P6" draw:layer="layout" svg:width="11.663cm" svg:height="0.412cm" svg:x="1.538cm" svg:y="12.912cm">
          <draw:text-box>
            <text:p text:style-name="P2"><text:span text:style-name="T5"><text:s text:c="4"/></text:span><text:span text:style-name="T4">INNER</text:span><text:span text:style-name="T5"> </text:span><text:span text:style-name="T4">JOIN</text:span><text:span text:style-name="T5"> flights f </text:span><text:span text:style-name="T4">ON</text:span><text:span text:style-name="T5"> f</text:span><text:span text:style-name="T6">.</text:span><text:span text:style-name="T5">flight_id </text:span><text:span text:style-name="T4">=</text:span><text:span text:style-name="T5"> bp</text:span><text:span text:style-name="T6">.</text:span><text:span text:style-name="T5">flight_id</text:span></text:p>
          </draw:text-box>
        </draw:frame>
        <draw:frame draw:style-name="gr5" draw:text-style-name="P6" draw:layer="layout" svg:width="17.06cm" svg:height="0.412cm" svg:x="1.538cm" svg:y="13.52cm">
          <draw:text-box>
            <text:p text:style-name="P2"><text:span text:style-name="T5"><text:s text:c="6"/></text:span><text:span text:style-name="T4">WHERE</text:span><text:span text:style-name="T5"> scheduled_departure </text:span><text:span text:style-name="T4">&gt;</text:span><text:span text:style-name="T5"> </text:span><text:span text:style-name="T9">'2017-08-15 16:55'</text:span><text:span text:style-name="T5">::</text:span><text:span text:style-name="T4">timestamp</text:span><text:span text:style-name="T5"> </text:span><text:span text:style-name="T4">with</text:span><text:span text:style-name="T5"> </text:span><text:span text:style-name="T4">time</text:span><text:span text:style-name="T5"> zone</text:span><text:span text:style-name="T6">;</text:span></text:p>
          </draw:text-box>
        </draw:frame>
      </draw:page>
      <draw:page draw:name="page3" draw:style-name="dp1" draw:master-page-name="master-page43">
        <draw:polygon draw:style-name="gr1" draw:text-style-name="P1" draw:layer="layout" svg:width="25.082cm" svg:height="20.214cm" svg:x="1.199cm" svg:y="0.987cm" svg:viewBox="0 0 25083 20215" draw:points="0,0 25083,0 25083,20215 0,20215">
          <text:p/>
        </draw:polygon>
        <draw:frame draw:style-name="gr5" draw:text-style-name="P6" draw:layer="layout" svg:width="19.002cm" svg:height="0.412cm" svg:x="1.538cm" svg:y="1.429cm">
          <draw:text-box>
            <text:p text:style-name="P2"><text:span text:style-name="T5"><text:s text:c="4"/></text:span><text:span text:style-name="T5">passenger_name <text:s text:c="4"/></text:span><text:span text:style-name="T4">|</text:span><text:span text:style-name="T5"> departure_airport </text:span><text:span text:style-name="T4">|</text:span><text:span text:style-name="T5"> arrival_airport </text:span><text:span text:style-name="T4">|</text:span><text:span text:style-name="T5"> scheduled_departure </text:span><text:span text:style-name="T4">|</text:span><text:span text:style-name="T5"> sch</text:span></text:p>
          </draw:text-box>
        </draw:frame>
        <draw:frame draw:style-name="gr5" draw:text-style-name="P6" draw:layer="layout" svg:width="19.001cm" svg:height="0.412cm" svg:x="1.538cm" svg:y="2.011cm">
          <draw:text-box>
            <text:p text:style-name="P2"><text:span text:style-name="T5">-----------------------+-------------------+-----------------+---------------------+----</text:span></text:p>
          </draw:text-box>
        </draw:frame>
        <draw:frame draw:style-name="gr5" draw:text-style-name="P6" draw:layer="layout" svg:width="19.003cm" svg:height="0.412cm" svg:x="1.538cm" svg:y="2.619cm">
          <draw:text-box>
            <text:p text:style-name="P2"><text:span text:style-name="T5"><text:s/></text:span><text:span text:style-name="T5">POLINA LAZAREVA <text:s text:c="6"/></text:span><text:span text:style-name="T4">|</text:span><text:span text:style-name="T5"> ULV <text:s text:c="14"/></text:span><text:span text:style-name="T4">|</text:span><text:span text:style-name="T5"> VKO <text:s text:c="12"/></text:span><text:span text:style-name="T4">|</text:span><text:span text:style-name="T5"> </text:span><text:span text:style-name="T7">15</text:span><text:span text:style-name="T5"> Aug </text:span><text:span text:style-name="T7">2017</text:span><text:span text:style-name="T5"> </text:span><text:span text:style-name="T7">16</text:span><text:span text:style-name="T5">:55 <text:s text:c="2"/></text:span><text:span text:style-name="T4">|</text:span><text:span text:style-name="T5"> </text:span><text:span text:style-name="T7">15</text:span><text:span text:style-name="T5"> </text:span></text:p>
          </draw:text-box>
        </draw:frame>
        <draw:frame draw:style-name="gr5" draw:text-style-name="P6" draw:layer="layout" svg:width="19.003cm" svg:height="0.412cm" svg:x="1.538cm" svg:y="3.202cm">
          <draw:text-box>
            <text:p text:style-name="P2"><text:span text:style-name="T5"><text:s/></text:span><text:span text:style-name="T5">NATALYA VOROBEVA <text:s text:c="5"/></text:span><text:span text:style-name="T4">|</text:span><text:span text:style-name="T5"> ULV <text:s text:c="14"/></text:span><text:span text:style-name="T4">|</text:span><text:span text:style-name="T5"> VKO <text:s text:c="12"/></text:span><text:span text:style-name="T4">|</text:span><text:span text:style-name="T5"> </text:span><text:span text:style-name="T7">15</text:span><text:span text:style-name="T5"> Aug </text:span><text:span text:style-name="T7">2017</text:span><text:span text:style-name="T5"> </text:span><text:span text:style-name="T7">16</text:span><text:span text:style-name="T5">:55 <text:s text:c="2"/></text:span><text:span text:style-name="T4">|</text:span><text:span text:style-name="T5"> </text:span><text:span text:style-name="T7">15</text:span><text:span text:style-name="T5"> </text:span></text:p>
          </draw:text-box>
        </draw:frame>
        <draw:frame draw:style-name="gr5" draw:text-style-name="P6" draw:layer="layout" svg:width="19.003cm" svg:height="0.412cm" svg:x="1.538cm" svg:y="3.784cm">
          <draw:text-box>
            <text:p text:style-name="P2"><text:span text:style-name="T5"><text:s/></text:span><text:span text:style-name="T5">ILYA KOZLOV <text:s text:c="10"/></text:span><text:span text:style-name="T4">|</text:span><text:span text:style-name="T5"> DME <text:s text:c="14"/></text:span><text:span text:style-name="T4">|</text:span><text:span text:style-name="T5"> EGO <text:s text:c="12"/></text:span><text:span text:style-name="T4">|</text:span><text:span text:style-name="T5"> </text:span><text:span text:style-name="T7">15</text:span><text:span text:style-name="T5"> Aug </text:span><text:span text:style-name="T7">2017</text:span><text:span text:style-name="T5"> </text:span><text:span text:style-name="T7">16</text:span><text:span text:style-name="T5">:55 <text:s text:c="2"/></text:span><text:span text:style-name="T4">|</text:span><text:span text:style-name="T5"> </text:span><text:span text:style-name="T7">15</text:span><text:span text:style-name="T5"> </text:span></text:p>
          </draw:text-box>
        </draw:frame>
        <draw:frame draw:style-name="gr5" draw:text-style-name="P6" draw:layer="layout" svg:width="19.003cm" svg:height="0.412cm" svg:x="1.538cm" svg:y="4.392cm">
          <draw:text-box>
            <text:p text:style-name="P2"><text:span text:style-name="T5"><text:s/></text:span><text:span text:style-name="T5">ALEKSEY DENISOV <text:s text:c="6"/></text:span><text:span text:style-name="T4">|</text:span><text:span text:style-name="T5"> DME <text:s text:c="14"/></text:span><text:span text:style-name="T4">|</text:span><text:span text:style-name="T5"> EGO <text:s text:c="12"/></text:span><text:span text:style-name="T4">|</text:span><text:span text:style-name="T5"> </text:span><text:span text:style-name="T7">15</text:span><text:span text:style-name="T5"> Aug </text:span><text:span text:style-name="T7">2017</text:span><text:span text:style-name="T5"> </text:span><text:span text:style-name="T7">16</text:span><text:span text:style-name="T5">:55 <text:s text:c="2"/></text:span><text:span text:style-name="T4">|</text:span><text:span text:style-name="T5"> </text:span><text:span text:style-name="T7">15</text:span><text:span text:style-name="T5"> </text:span></text:p>
          </draw:text-box>
        </draw:frame>
        <draw:frame draw:style-name="gr5" draw:text-style-name="P6" draw:layer="layout" svg:width="19.003cm" svg:height="0.412cm" svg:x="1.538cm" svg:y="4.974cm">
          <draw:text-box>
            <text:p text:style-name="P2"><text:span text:style-name="T5"><text:s/></text:span><text:span text:style-name="T5">DMITRIY DMITRIEV <text:s text:c="5"/></text:span><text:span text:style-name="T4">|</text:span><text:span text:style-name="T5"> DME <text:s text:c="14"/></text:span><text:span text:style-name="T4">|</text:span><text:span text:style-name="T5"> EGO <text:s text:c="12"/></text:span><text:span text:style-name="T4">|</text:span><text:span text:style-name="T5"> </text:span><text:span text:style-name="T7">15</text:span><text:span text:style-name="T5"> Aug </text:span><text:span text:style-name="T7">2017</text:span><text:span text:style-name="T5"> </text:span><text:span text:style-name="T7">16</text:span><text:span text:style-name="T5">:55 <text:s text:c="2"/></text:span><text:span text:style-name="T4">|</text:span><text:span text:style-name="T5"> </text:span><text:span text:style-name="T7">15</text:span><text:span text:style-name="T5"> </text:span></text:p>
          </draw:text-box>
        </draw:frame>
        <draw:frame draw:style-name="gr5" draw:text-style-name="P6" draw:layer="layout" svg:width="19.003cm" svg:height="0.412cm" svg:x="1.538cm" svg:y="5.583cm">
          <draw:text-box>
            <text:p text:style-name="P2"><text:span text:style-name="T5"><text:s/></text:span><text:span text:style-name="T5">OLESYA IVANOVA <text:s text:c="7"/></text:span><text:span text:style-name="T4">|</text:span><text:span text:style-name="T5"> ULV <text:s text:c="14"/></text:span><text:span text:style-name="T4">|</text:span><text:span text:style-name="T5"> VKO <text:s text:c="12"/></text:span><text:span text:style-name="T4">|</text:span><text:span text:style-name="T5"> </text:span><text:span text:style-name="T7">15</text:span><text:span text:style-name="T5"> Aug </text:span><text:span text:style-name="T7">2017</text:span><text:span text:style-name="T5"> </text:span><text:span text:style-name="T7">16</text:span><text:span text:style-name="T5">:55 <text:s text:c="2"/></text:span><text:span text:style-name="T4">|</text:span><text:span text:style-name="T5"> </text:span><text:span text:style-name="T7">15</text:span><text:span text:style-name="T5"> </text:span></text:p>
          </draw:text-box>
        </draw:frame>
        <draw:frame draw:style-name="gr5" draw:text-style-name="P6" draw:layer="layout" svg:width="19.003cm" svg:height="0.412cm" svg:x="1.538cm" svg:y="6.165cm">
          <draw:text-box>
            <text:p text:style-name="P2"><text:span text:style-name="T5"><text:s/></text:span><text:span text:style-name="T5">SERGEY EGOROV <text:s text:c="8"/></text:span><text:span text:style-name="T4">|</text:span><text:span text:style-name="T5"> ULV <text:s text:c="14"/></text:span><text:span text:style-name="T4">|</text:span><text:span text:style-name="T5"> VKO <text:s text:c="12"/></text:span><text:span text:style-name="T4">|</text:span><text:span text:style-name="T5"> </text:span><text:span text:style-name="T7">15</text:span><text:span text:style-name="T5"> Aug </text:span><text:span text:style-name="T7">2017</text:span><text:span text:style-name="T5"> </text:span><text:span text:style-name="T7">16</text:span><text:span text:style-name="T5">:55 <text:s text:c="2"/></text:span><text:span text:style-name="T4">|</text:span><text:span text:style-name="T5"> </text:span><text:span text:style-name="T7">15</text:span><text:span text:style-name="T5"> </text:span></text:p>
          </draw:text-box>
        </draw:frame>
        <draw:frame draw:style-name="gr5" draw:text-style-name="P6" draw:layer="layout" svg:width="19.003cm" svg:height="0.412cm" svg:x="1.538cm" svg:y="6.747cm">
          <draw:text-box>
            <text:p text:style-name="P2"><text:span text:style-name="T5"><text:s/></text:span><text:span text:style-name="T5">IVAN GAVRILOV <text:s text:c="8"/></text:span><text:span text:style-name="T4">|</text:span><text:span text:style-name="T5"> ULV <text:s text:c="14"/></text:span><text:span text:style-name="T4">|</text:span><text:span text:style-name="T5"> VKO <text:s text:c="12"/></text:span><text:span text:style-name="T4">|</text:span><text:span text:style-name="T5"> </text:span><text:span text:style-name="T7">15</text:span><text:span text:style-name="T5"> Aug </text:span><text:span text:style-name="T7">2017</text:span><text:span text:style-name="T5"> </text:span><text:span text:style-name="T7">16</text:span><text:span text:style-name="T5">:55 <text:s text:c="2"/></text:span><text:span text:style-name="T4">|</text:span><text:span text:style-name="T5"> </text:span><text:span text:style-name="T7">15</text:span><text:span text:style-name="T5"> </text:span></text:p>
          </draw:text-box>
        </draw:frame>
        <draw:frame draw:style-name="gr5" draw:text-style-name="P6" draw:layer="layout" svg:width="19.003cm" svg:height="0.412cm" svg:x="1.538cm" svg:y="7.356cm">
          <draw:text-box>
            <text:p text:style-name="P2"><text:span text:style-name="T5"><text:s/></text:span><text:span text:style-name="T5">SVETLANA ZAKHAROVA <text:s text:c="3"/></text:span><text:span text:style-name="T4">|</text:span><text:span text:style-name="T5"> DME <text:s text:c="14"/></text:span><text:span text:style-name="T4">|</text:span><text:span text:style-name="T5"> EGO <text:s text:c="12"/></text:span><text:span text:style-name="T4">|</text:span><text:span text:style-name="T5"> </text:span><text:span text:style-name="T7">15</text:span><text:span text:style-name="T5"> Aug </text:span><text:span text:style-name="T7">2017</text:span><text:span text:style-name="T5"> </text:span><text:span text:style-name="T7">16</text:span><text:span text:style-name="T5">:55 <text:s text:c="2"/></text:span><text:span text:style-name="T4">|</text:span><text:span text:style-name="T5"> </text:span><text:span text:style-name="T7">15</text:span><text:span text:style-name="T5"> </text:span></text:p>
          </draw:text-box>
        </draw:frame>
        <draw:frame draw:style-name="gr5" draw:text-style-name="P6" draw:layer="layout" svg:width="19.003cm" svg:height="0.412cm" svg:x="1.538cm" svg:y="7.938cm">
          <draw:text-box>
            <text:p text:style-name="P2"><text:span text:style-name="T5"><text:s/></text:span><text:span text:style-name="T5">LYUBOV KOLESNIKOVA <text:s text:c="3"/></text:span><text:span text:style-name="T4">|</text:span><text:span text:style-name="T5"> DME <text:s text:c="14"/></text:span><text:span text:style-name="T4">|</text:span><text:span text:style-name="T5"> EGO <text:s text:c="12"/></text:span><text:span text:style-name="T4">|</text:span><text:span text:style-name="T5"> </text:span><text:span text:style-name="T7">15</text:span><text:span text:style-name="T5"> Aug </text:span><text:span text:style-name="T7">2017</text:span><text:span text:style-name="T5"> </text:span><text:span text:style-name="T7">16</text:span><text:span text:style-name="T5">:55 <text:s text:c="2"/></text:span><text:span text:style-name="T4">|</text:span><text:span text:style-name="T5"> </text:span><text:span text:style-name="T7">15</text:span><text:span text:style-name="T5"> </text:span></text:p>
          </draw:text-box>
        </draw:frame>
        <draw:frame draw:style-name="gr5" draw:text-style-name="P6" draw:layer="layout" svg:width="19.003cm" svg:height="0.412cm" svg:x="1.538cm" svg:y="8.52cm">
          <draw:text-box>
            <text:p text:style-name="P2"><text:span text:style-name="T5"><text:s/></text:span><text:span text:style-name="T5">NATALYA SEMENOVA <text:s text:c="5"/></text:span><text:span text:style-name="T4">|</text:span><text:span text:style-name="T5"> ULV <text:s text:c="14"/></text:span><text:span text:style-name="T4">|</text:span><text:span text:style-name="T5"> VKO <text:s text:c="12"/></text:span><text:span text:style-name="T4">|</text:span><text:span text:style-name="T5"> </text:span><text:span text:style-name="T7">15</text:span><text:span text:style-name="T5"> Aug </text:span><text:span text:style-name="T7">2017</text:span><text:span text:style-name="T5"> </text:span><text:span text:style-name="T7">16</text:span><text:span text:style-name="T5">:55 <text:s text:c="2"/></text:span><text:span text:style-name="T4">|</text:span><text:span text:style-name="T5"> </text:span><text:span text:style-name="T7">15</text:span><text:span text:style-name="T5"> </text:span></text:p>
          </draw:text-box>
        </draw:frame>
        <draw:frame draw:style-name="gr5" draw:text-style-name="P6" draw:layer="layout" svg:width="19.003cm" svg:height="0.412cm" svg:x="1.538cm" svg:y="9.128cm">
          <draw:text-box>
            <text:p text:style-name="P2"><text:span text:style-name="T5"><text:s/></text:span><text:span text:style-name="T5">YULIYA ANDREEVA <text:s text:c="6"/></text:span><text:span text:style-name="T4">|</text:span><text:span text:style-name="T5"> ULV <text:s text:c="14"/></text:span><text:span text:style-name="T4">|</text:span><text:span text:style-name="T5"> VKO <text:s text:c="12"/></text:span><text:span text:style-name="T4">|</text:span><text:span text:style-name="T5"> </text:span><text:span text:style-name="T7">15</text:span><text:span text:style-name="T5"> Aug </text:span><text:span text:style-name="T7">2017</text:span><text:span text:style-name="T5"> </text:span><text:span text:style-name="T7">16</text:span><text:span text:style-name="T5">:55 <text:s text:c="2"/></text:span><text:span text:style-name="T4">|</text:span><text:span text:style-name="T5"> </text:span><text:span text:style-name="T7">15</text:span><text:span text:style-name="T5"> </text:span></text:p>
          </draw:text-box>
        </draw:frame>
        <draw:frame draw:style-name="gr5" draw:text-style-name="P6" draw:layer="layout" svg:width="19.003cm" svg:height="0.412cm" svg:x="1.538cm" svg:y="9.71cm">
          <draw:text-box>
            <text:p text:style-name="P2"><text:span text:style-name="T5"><text:s/></text:span><text:span text:style-name="T5">YULIYA ERMAKOVA <text:s text:c="6"/></text:span><text:span text:style-name="T4">|</text:span><text:span text:style-name="T5"> ULV <text:s text:c="14"/></text:span><text:span text:style-name="T4">|</text:span><text:span text:style-name="T5"> VKO <text:s text:c="12"/></text:span><text:span text:style-name="T4">|</text:span><text:span text:style-name="T5"> </text:span><text:span text:style-name="T7">15</text:span><text:span text:style-name="T5"> Aug </text:span><text:span text:style-name="T7">2017</text:span><text:span text:style-name="T5"> </text:span><text:span text:style-name="T7">16</text:span><text:span text:style-name="T5">:55 <text:s text:c="2"/></text:span><text:span text:style-name="T4">|</text:span><text:span text:style-name="T5"> </text:span><text:span text:style-name="T7">15</text:span><text:span text:style-name="T5"> </text:span></text:p>
          </draw:text-box>
        </draw:frame>
        <draw:frame draw:style-name="gr5" draw:text-style-name="P6" draw:layer="layout" svg:width="19.003cm" svg:height="0.412cm" svg:x="1.538cm" svg:y="10.319cm">
          <draw:text-box>
            <text:p text:style-name="P2"><text:span text:style-name="T5"><text:s/></text:span><text:span text:style-name="T5">OLEG PETROV <text:s text:c="10"/></text:span><text:span text:style-name="T4">|</text:span><text:span text:style-name="T5"> DME <text:s text:c="14"/></text:span><text:span text:style-name="T4">|</text:span><text:span text:style-name="T5"> EGO <text:s text:c="12"/></text:span><text:span text:style-name="T4">|</text:span><text:span text:style-name="T5"> </text:span><text:span text:style-name="T7">15</text:span><text:span text:style-name="T5"> Aug </text:span><text:span text:style-name="T7">2017</text:span><text:span text:style-name="T5"> </text:span><text:span text:style-name="T7">16</text:span><text:span text:style-name="T5">:55 <text:s text:c="2"/></text:span><text:span text:style-name="T4">|</text:span><text:span text:style-name="T5"> </text:span><text:span text:style-name="T7">15</text:span><text:span text:style-name="T5"> </text:span></text:p>
          </draw:text-box>
        </draw:frame>
        <draw:frame draw:style-name="gr5" draw:text-style-name="P6" draw:layer="layout" svg:width="19.003cm" svg:height="0.412cm" svg:x="1.538cm" svg:y="10.901cm">
          <draw:text-box>
            <text:p text:style-name="P2"><text:span text:style-name="T5"><text:s/></text:span><text:span text:style-name="T5">VALENTINA GERASIMOVA <text:s/></text:span><text:span text:style-name="T4">|</text:span><text:span text:style-name="T5"> DME <text:s text:c="14"/></text:span><text:span text:style-name="T4">|</text:span><text:span text:style-name="T5"> EGO <text:s text:c="12"/></text:span><text:span text:style-name="T4">|</text:span><text:span text:style-name="T5"> </text:span><text:span text:style-name="T7">15</text:span><text:span text:style-name="T5"> Aug </text:span><text:span text:style-name="T7">2017</text:span><text:span text:style-name="T5"> </text:span><text:span text:style-name="T7">16</text:span><text:span text:style-name="T5">:55 <text:s text:c="2"/></text:span><text:span text:style-name="T4">|</text:span><text:span text:style-name="T5"> </text:span><text:span text:style-name="T7">15</text:span><text:span text:style-name="T5"> </text:span></text:p>
          </draw:text-box>
        </draw:frame>
        <draw:frame draw:style-name="gr5" draw:text-style-name="P6" draw:layer="layout" svg:width="19.003cm" svg:height="0.412cm" svg:x="1.538cm" svg:y="11.483cm">
          <draw:text-box>
            <text:p text:style-name="P2"><text:span text:style-name="T5"><text:s/></text:span><text:span text:style-name="T5">NIKOLAY MAKAROV <text:s text:c="6"/></text:span><text:span text:style-name="T4">|</text:span><text:span text:style-name="T5"> DME <text:s text:c="14"/></text:span><text:span text:style-name="T4">|</text:span><text:span text:style-name="T5"> EGO <text:s text:c="12"/></text:span><text:span text:style-name="T4">|</text:span><text:span text:style-name="T5"> </text:span><text:span text:style-name="T7">15</text:span><text:span text:style-name="T5"> Aug </text:span><text:span text:style-name="T7">2017</text:span><text:span text:style-name="T5"> </text:span><text:span text:style-name="T7">16</text:span><text:span text:style-name="T5">:55 <text:s text:c="2"/></text:span><text:span text:style-name="T4">|</text:span><text:span text:style-name="T5"> </text:span><text:span text:style-name="T7">15</text:span><text:span text:style-name="T5"> </text:span></text:p>
          </draw:text-box>
        </draw:frame>
        <draw:frame draw:style-name="gr5" draw:text-style-name="P6" draw:layer="layout" svg:width="19.003cm" svg:height="0.412cm" svg:x="1.538cm" svg:y="12.092cm">
          <draw:text-box>
            <text:p text:style-name="P2"><text:span text:style-name="T5"><text:s/></text:span><text:span text:style-name="T5">OLGA SOKOLOVA <text:s text:c="8"/></text:span><text:span text:style-name="T4">|</text:span><text:span text:style-name="T5"> ULV <text:s text:c="14"/></text:span><text:span text:style-name="T4">|</text:span><text:span text:style-name="T5"> VKO <text:s text:c="12"/></text:span><text:span text:style-name="T4">|</text:span><text:span text:style-name="T5"> </text:span><text:span text:style-name="T7">15</text:span><text:span text:style-name="T5"> Aug </text:span><text:span text:style-name="T7">2017</text:span><text:span text:style-name="T5"> </text:span><text:span text:style-name="T7">16</text:span><text:span text:style-name="T5">:55 <text:s text:c="2"/></text:span><text:span text:style-name="T4">|</text:span><text:span text:style-name="T5"> </text:span><text:span text:style-name="T7">15</text:span><text:span text:style-name="T5"> </text:span></text:p>
          </draw:text-box>
        </draw:frame>
        <draw:frame draw:style-name="gr5" draw:text-style-name="P6" draw:layer="layout" svg:width="19.003cm" svg:height="0.412cm" svg:x="1.538cm" svg:y="12.674cm">
          <draw:text-box>
            <text:p text:style-name="P2"><text:span text:style-name="T5"><text:s/></text:span><text:span text:style-name="T5">ALEKSANDR ALEKSEEV <text:s text:c="3"/></text:span><text:span text:style-name="T4">|</text:span><text:span text:style-name="T5"> ULV <text:s text:c="14"/></text:span><text:span text:style-name="T4">|</text:span><text:span text:style-name="T5"> VKO <text:s text:c="12"/></text:span><text:span text:style-name="T4">|</text:span><text:span text:style-name="T5"> </text:span><text:span text:style-name="T7">15</text:span><text:span text:style-name="T5"> Aug </text:span><text:span text:style-name="T7">2017</text:span><text:span text:style-name="T5"> </text:span><text:span text:style-name="T7">16</text:span><text:span text:style-name="T5">:55 <text:s text:c="2"/></text:span><text:span text:style-name="T4">|</text:span><text:span text:style-name="T5"> </text:span><text:span text:style-name="T7">15</text:span><text:span text:style-name="T5"> </text:span></text:p>
          </draw:text-box>
        </draw:frame>
        <draw:frame draw:style-name="gr5" draw:text-style-name="P6" draw:layer="layout" svg:width="19.003cm" svg:height="0.412cm" svg:x="1.538cm" svg:y="13.282cm">
          <draw:text-box>
            <text:p text:style-name="P2"><text:span text:style-name="T5"><text:s/></text:span><text:span text:style-name="T5">NADEZHDA NIKIFOROVA <text:s text:c="2"/></text:span><text:span text:style-name="T4">|</text:span><text:span text:style-name="T5"> ULV <text:s text:c="14"/></text:span><text:span text:style-name="T4">|</text:span><text:span text:style-name="T5"> VKO <text:s text:c="12"/></text:span><text:span text:style-name="T4">|</text:span><text:span text:style-name="T5"> </text:span><text:span text:style-name="T7">15</text:span><text:span text:style-name="T5"> Aug </text:span><text:span text:style-name="T7">2017</text:span><text:span text:style-name="T5"> </text:span><text:span text:style-name="T7">16</text:span><text:span text:style-name="T5">:55 <text:s text:c="2"/></text:span><text:span text:style-name="T4">|</text:span><text:span text:style-name="T5"> </text:span><text:span text:style-name="T7">15</text:span><text:span text:style-name="T5"> </text:span></text:p>
          </draw:text-box>
        </draw:frame>
        <draw:frame draw:style-name="gr5" draw:text-style-name="P6" draw:layer="layout" svg:width="19.003cm" svg:height="0.412cm" svg:x="1.538cm" svg:y="13.864cm">
          <draw:text-box>
            <text:p text:style-name="P2"><text:span text:style-name="T5"><text:s/></text:span><text:span text:style-name="T5">SVETLANA FEDOROVA <text:s text:c="4"/></text:span><text:span text:style-name="T4">|</text:span><text:span text:style-name="T5"> ULV <text:s text:c="14"/></text:span><text:span text:style-name="T4">|</text:span><text:span text:style-name="T5"> VKO <text:s text:c="12"/></text:span><text:span text:style-name="T4">|</text:span><text:span text:style-name="T5"> </text:span><text:span text:style-name="T7">15</text:span><text:span text:style-name="T5"> Aug </text:span><text:span text:style-name="T7">2017</text:span><text:span text:style-name="T5"> </text:span><text:span text:style-name="T7">16</text:span><text:span text:style-name="T5">:55 <text:s text:c="2"/></text:span><text:span text:style-name="T4">|</text:span><text:span text:style-name="T5"> </text:span><text:span text:style-name="T7">15</text:span><text:span text:style-name="T5"> </text:span></text:p>
          </draw:text-box>
        </draw:frame>
        <draw:frame draw:style-name="gr5" draw:text-style-name="P6" draw:layer="layout" svg:width="19.003cm" svg:height="0.412cm" svg:x="1.538cm" svg:y="14.446cm">
          <draw:text-box>
            <text:p text:style-name="P2"><text:span text:style-name="T5"><text:s/></text:span><text:span text:style-name="T5">VALENTINA LOGINOVA <text:s text:c="3"/></text:span><text:span text:style-name="T4">|</text:span><text:span text:style-name="T5"> DME <text:s text:c="14"/></text:span><text:span text:style-name="T4">|</text:span><text:span text:style-name="T5"> EGO <text:s text:c="12"/></text:span><text:span text:style-name="T4">|</text:span><text:span text:style-name="T5"> </text:span><text:span text:style-name="T7">15</text:span><text:span text:style-name="T5"> Aug </text:span><text:span text:style-name="T7">2017</text:span><text:span text:style-name="T5"> </text:span><text:span text:style-name="T7">16</text:span><text:span text:style-name="T5">:55 <text:s text:c="2"/></text:span><text:span text:style-name="T4">|</text:span><text:span text:style-name="T5"> </text:span><text:span text:style-name="T7">15</text:span><text:span text:style-name="T5"> </text:span></text:p>
          </draw:text-box>
        </draw:frame>
        <draw:frame draw:style-name="gr5" draw:text-style-name="P6" draw:layer="layout" svg:width="19.003cm" svg:height="0.412cm" svg:x="1.538cm" svg:y="15.055cm">
          <draw:text-box>
            <text:p text:style-name="P2"><text:span text:style-name="T5"><text:s/></text:span><text:span text:style-name="T5">ELMIRA VASILEVA <text:s text:c="6"/></text:span><text:span text:style-name="T4">|</text:span><text:span text:style-name="T5"> DME <text:s text:c="14"/></text:span><text:span text:style-name="T4">|</text:span><text:span text:style-name="T5"> UUS <text:s text:c="12"/></text:span><text:span text:style-name="T4">|</text:span><text:span text:style-name="T5"> </text:span><text:span text:style-name="T7">15</text:span><text:span text:style-name="T5"> Aug </text:span><text:span text:style-name="T7">2017</text:span><text:span text:style-name="T5"> </text:span><text:span text:style-name="T7">17</text:span><text:span text:style-name="T5">:05 <text:s text:c="2"/></text:span><text:span text:style-name="T4">|</text:span><text:span text:style-name="T5"> </text:span><text:span text:style-name="T7">16</text:span><text:span text:style-name="T5"> </text:span></text:p>
          </draw:text-box>
        </draw:frame>
        <draw:frame draw:style-name="gr5" draw:text-style-name="P6" draw:layer="layout" svg:width="19.003cm" svg:height="0.412cm" svg:x="1.538cm" svg:y="15.637cm">
          <draw:text-box>
            <text:p text:style-name="P2"><text:span text:style-name="T5"><text:s/></text:span><text:span text:style-name="T5">NADEZHDA ZHURAVLEVA <text:s text:c="2"/></text:span><text:span text:style-name="T4">|</text:span><text:span text:style-name="T5"> DME <text:s text:c="14"/></text:span><text:span text:style-name="T4">|</text:span><text:span text:style-name="T5"> EGO <text:s text:c="12"/></text:span><text:span text:style-name="T4">|</text:span><text:span text:style-name="T5"> </text:span><text:span text:style-name="T7">15</text:span><text:span text:style-name="T5"> Aug </text:span><text:span text:style-name="T7">2017</text:span><text:span text:style-name="T5"> </text:span><text:span text:style-name="T7">16</text:span><text:span text:style-name="T5">:55 <text:s text:c="2"/></text:span><text:span text:style-name="T4">|</text:span><text:span text:style-name="T5"> </text:span><text:span text:style-name="T7">15</text:span><text:span text:style-name="T5"> </text:span></text:p>
          </draw:text-box>
        </draw:frame>
        <draw:frame draw:style-name="gr5" draw:text-style-name="P6" draw:layer="layout" svg:width="19.003cm" svg:height="0.412cm" svg:x="1.538cm" svg:y="16.246cm">
          <draw:text-box>
            <text:p text:style-name="P2"><text:span text:style-name="T5"><text:s/></text:span><text:span text:style-name="T5">MARINA VOROBEVA <text:s text:c="6"/></text:span><text:span text:style-name="T4">|</text:span><text:span text:style-name="T5"> DME <text:s text:c="14"/></text:span><text:span text:style-name="T4">|</text:span><text:span text:style-name="T5"> EGO <text:s text:c="12"/></text:span><text:span text:style-name="T4">|</text:span><text:span text:style-name="T5"> </text:span><text:span text:style-name="T7">15</text:span><text:span text:style-name="T5"> Aug </text:span><text:span text:style-name="T7">2017</text:span><text:span text:style-name="T5"> </text:span><text:span text:style-name="T7">16</text:span><text:span text:style-name="T5">:55 <text:s text:c="2"/></text:span><text:span text:style-name="T4">|</text:span><text:span text:style-name="T5"> </text:span><text:span text:style-name="T7">15</text:span><text:span text:style-name="T5"> </text:span></text:p>
          </draw:text-box>
        </draw:frame>
        <draw:frame draw:style-name="gr5" draw:text-style-name="P6" draw:layer="layout" svg:width="19.003cm" svg:height="0.412cm" svg:x="1.538cm" svg:y="16.828cm">
          <draw:text-box>
            <text:p text:style-name="P2"><text:span text:style-name="T5"><text:s/></text:span><text:span text:style-name="T5">SHAVKAT NIKOLAEV <text:s text:c="5"/></text:span><text:span text:style-name="T4">|</text:span><text:span text:style-name="T5"> DME <text:s text:c="14"/></text:span><text:span text:style-name="T4">|</text:span><text:span text:style-name="T5"> EGO <text:s text:c="12"/></text:span><text:span text:style-name="T4">|</text:span><text:span text:style-name="T5"> </text:span><text:span text:style-name="T7">15</text:span><text:span text:style-name="T5"> Aug </text:span><text:span text:style-name="T7">2017</text:span><text:span text:style-name="T5"> </text:span><text:span text:style-name="T7">16</text:span><text:span text:style-name="T5">:55 <text:s text:c="2"/></text:span><text:span text:style-name="T4">|</text:span><text:span text:style-name="T5"> </text:span><text:span text:style-name="T7">15</text:span><text:span text:style-name="T5"> </text:span></text:p>
          </draw:text-box>
        </draw:frame>
        <draw:frame draw:style-name="gr5" draw:text-style-name="P6" draw:layer="layout" svg:width="19.003cm" svg:height="0.412cm" svg:x="1.538cm" svg:y="17.41cm">
          <draw:text-box>
            <text:p text:style-name="P2"><text:span text:style-name="T5"><text:s/></text:span><text:span text:style-name="T5">ALEKSANDR ALEKSANDROV </text:span><text:span text:style-name="T4">|</text:span><text:span text:style-name="T5"> DME <text:s text:c="14"/></text:span><text:span text:style-name="T4">|</text:span><text:span text:style-name="T5"> EGO <text:s text:c="12"/></text:span><text:span text:style-name="T4">|</text:span><text:span text:style-name="T5"> </text:span><text:span text:style-name="T7">15</text:span><text:span text:style-name="T5"> Aug </text:span><text:span text:style-name="T7">2017</text:span><text:span text:style-name="T5"> </text:span><text:span text:style-name="T7">16</text:span><text:span text:style-name="T5">:55 <text:s text:c="2"/></text:span><text:span text:style-name="T4">|</text:span><text:span text:style-name="T5"> </text:span><text:span text:style-name="T7">15</text:span><text:span text:style-name="T5"> </text:span></text:p>
          </draw:text-box>
        </draw:frame>
        <draw:frame draw:style-name="gr5" draw:text-style-name="P6" draw:layer="layout" svg:width="19.003cm" svg:height="0.412cm" svg:x="1.538cm" svg:y="18.018cm">
          <draw:text-box>
            <text:p text:style-name="P2"><text:span text:style-name="T5"><text:s/></text:span><text:span text:style-name="T5">NIKOLAY PAVLOV <text:s text:c="7"/></text:span><text:span text:style-name="T4">|</text:span><text:span text:style-name="T5"> DME <text:s text:c="14"/></text:span><text:span text:style-name="T4">|</text:span><text:span text:style-name="T5"> EGO <text:s text:c="12"/></text:span><text:span text:style-name="T4">|</text:span><text:span text:style-name="T5"> </text:span><text:span text:style-name="T7">15</text:span><text:span text:style-name="T5"> Aug </text:span><text:span text:style-name="T7">2017</text:span><text:span text:style-name="T5"> </text:span><text:span text:style-name="T7">16</text:span><text:span text:style-name="T5">:55 <text:s text:c="2"/></text:span><text:span text:style-name="T4">|</text:span><text:span text:style-name="T5"> </text:span><text:span text:style-name="T7">15</text:span><text:span text:style-name="T5"> </text:span></text:p>
          </draw:text-box>
        </draw:frame>
        <draw:frame draw:style-name="gr5" draw:text-style-name="P6" draw:layer="layout" svg:width="19.003cm" svg:height="0.412cm" svg:x="1.538cm" svg:y="18.6cm">
          <draw:text-box>
            <text:p text:style-name="P2"><text:span text:style-name="T5"><text:s/></text:span><text:span text:style-name="T5">VLADIMIR MATVEEV <text:s text:c="5"/></text:span><text:span text:style-name="T4">|</text:span><text:span text:style-name="T5"> ULV <text:s text:c="14"/></text:span><text:span text:style-name="T4">|</text:span><text:span text:style-name="T5"> VKO <text:s text:c="12"/></text:span><text:span text:style-name="T4">|</text:span><text:span text:style-name="T5"> </text:span><text:span text:style-name="T7">15</text:span><text:span text:style-name="T5"> Aug </text:span><text:span text:style-name="T7">2017</text:span><text:span text:style-name="T5"> </text:span><text:span text:style-name="T7">16</text:span><text:span text:style-name="T5">:55 <text:s text:c="2"/></text:span><text:span text:style-name="T4">|</text:span><text:span text:style-name="T5"> </text:span><text:span text:style-name="T7">15</text:span><text:span text:style-name="T5"> </text:span></text:p>
          </draw:text-box>
        </draw:frame>
        <draw:frame draw:style-name="gr5" draw:text-style-name="P6" draw:layer="layout" svg:width="19.003cm" svg:height="0.412cm" svg:x="1.538cm" svg:y="19.209cm">
          <draw:text-box>
            <text:p text:style-name="P2"><text:span text:style-name="T5"><text:s/></text:span><text:span text:style-name="T5">DMITRIY NAUMOV <text:s text:c="7"/></text:span><text:span text:style-name="T4">|</text:span><text:span text:style-name="T5"> ULV <text:s text:c="14"/></text:span><text:span text:style-name="T4">|</text:span><text:span text:style-name="T5"> VKO <text:s text:c="12"/></text:span><text:span text:style-name="T4">|</text:span><text:span text:style-name="T5"> </text:span><text:span text:style-name="T7">15</text:span><text:span text:style-name="T5"> Aug </text:span><text:span text:style-name="T7">2017</text:span><text:span text:style-name="T5"> </text:span><text:span text:style-name="T7">16</text:span><text:span text:style-name="T5">:55 <text:s text:c="2"/></text:span><text:span text:style-name="T4">|</text:span><text:span text:style-name="T5"> </text:span><text:span text:style-name="T7">15</text:span><text:span text:style-name="T5"> </text:span></text:p>
          </draw:text-box>
        </draw:frame>
        <draw:frame draw:style-name="gr5" draw:text-style-name="P6" draw:layer="layout" svg:width="19.003cm" svg:height="0.412cm" svg:x="1.538cm" svg:y="19.791cm">
          <draw:text-box>
            <text:p text:style-name="P2"><text:span text:style-name="T5"><text:s/></text:span><text:span text:style-name="T5">NATALYA MALYSHEVA <text:s text:c="4"/></text:span><text:span text:style-name="T4">|</text:span><text:span text:style-name="T5"> DME <text:s text:c="14"/></text:span><text:span text:style-name="T4">|</text:span><text:span text:style-name="T5"> EGO <text:s text:c="12"/></text:span><text:span text:style-name="T4">|</text:span><text:span text:style-name="T5"> </text:span><text:span text:style-name="T7">15</text:span><text:span text:style-name="T5"> Aug </text:span><text:span text:style-name="T7">2017</text:span><text:span text:style-name="T5"> </text:span><text:span text:style-name="T7">16</text:span><text:span text:style-name="T5">:55 <text:s text:c="2"/></text:span><text:span text:style-name="T4">|</text:span><text:span text:style-name="T5"> </text:span><text:span text:style-name="T7">15</text:span><text:span text:style-name="T5"> </text:span></text:p>
          </draw:text-box>
        </draw:frame>
        <draw:frame draw:style-name="gr5" draw:text-style-name="P6" draw:layer="layout" svg:width="1.946cm" svg:height="0.412cm" svg:x="1.538cm" svg:y="20.373cm">
          <draw:text-box>
            <text:p text:style-name="P2"><text:span text:style-name="T6">(</text:span><text:span text:style-name="T7">30</text:span><text:span text:style-name="T5"> rows</text:span><text:span text:style-name="T6">)</text:span></text:p>
          </draw:text-box>
        </draw:frame>
      </draw:page>
      <draw:page draw:name="page4" draw:style-name="dp1" draw:master-page-name="master-page36">
        <draw:path draw:style-name="gr1" draw:text-style-name="P1" draw:layer="layout" svg:width="19.209cm" svg:height="6.006cm" svg:x="1.199cm" svg:y="5.035cm" svg:viewBox="0 0 19210 6007" svg:d="M0 5928v-5848c0-11 2-21 6-31 4-9 10-18 17-25 8-8 16-14 26-18s20-6 30-6h19051c11 0 21 2 31 6 9 4 18 10 25 18 8 7 14 16 18 25 4 10 6 20 6 31v5848c0 11-2 21-6 30-4 10-10 19-18 26-7 8-16 13-25 17-10 4-20 6-31 6h-19051c-10 0-20-2-30-6s-18-9-26-17c-7-7-13-16-17-26-4-9-6-19-6-30z">
          <text:p/>
        </draw:path>
        <draw:path draw:style-name="gr1" draw:text-style-name="P1" draw:layer="layout" svg:width="19.209cm" svg:height="12.541cm" svg:x="1.199cm" svg:y="11.465cm" svg:viewBox="0 0 19210 12542" svg:d="M0 12463v-12384c0-10 2-21 6-30 4-10 10-19 17-26 8-7 16-13 26-17s20-6 30-6h19051c11 0 21 2 31 6 9 4 18 10 25 17 8 7 14 16 18 26 4 9 6 20 6 30v12384c0 10-2 20-6 30s-10 18-18 26c-7 7-16 13-25 17-10 4-20 6-31 6h-19051c-10 0-20-2-30-6s-18-10-26-17c-7-8-13-16-17-26s-6-20-6-30z">
          <text:p/>
        </draw:path>
        <draw:frame draw:style-name="gr3" draw:text-style-name="P4" draw:layer="layout" svg:width="5.713cm" svg:height="0.827cm" svg:x="1.199cm" svg:y="1.746cm">
          <draw:text-box>
            <text:p text:style-name="P2"><text:span text:style-name="T2">Упражнение 4.9</text:span></text:p>
          </draw:text-box>
        </draw:frame>
        <draw:frame draw:style-name="gr4" draw:text-style-name="P5" draw:layer="layout" svg:width="18.053cm" svg:height="0.475cm" svg:x="1.199cm" svg:y="3.356cm">
          <draw:text-box>
            <text:p text:style-name="P2"><text:span text:style-name="T3">Выведите номера мест, оставшихся свободными в рейсах из Анапы (AAQ) в Шереметьево</text:span></text:p>
          </draw:text-box>
        </draw:frame>
        <draw:frame draw:style-name="gr4" draw:text-style-name="P5" draw:layer="layout" svg:width="8.795cm" svg:height="0.475cm" svg:x="1.199cm" svg:y="4.044cm">
          <draw:text-box>
            <text:p text:style-name="P2"><text:span text:style-name="T3">(SVO), вместе с номером рейса и его датой.</text:span></text:p>
          </draw:text-box>
        </draw:frame>
        <draw:frame draw:style-name="gr5" draw:text-style-name="P6" draw:layer="layout" svg:width="16.411cm" svg:height="0.412cm" svg:x="1.538cm" svg:y="5.477cm">
          <draw:text-box>
            <text:p text:style-name="P2"><text:span text:style-name="T4">SELECT</text:span><text:span text:style-name="T5"> f</text:span><text:span text:style-name="T6">.</text:span><text:span text:style-name="T5">scheduled_departure</text:span><text:span text:style-name="T6">,</text:span><text:span text:style-name="T5"> f</text:span><text:span text:style-name="T6">.</text:span><text:span text:style-name="T5">flight_id</text:span><text:span text:style-name="T6">,</text:span><text:span text:style-name="T5"> s</text:span><text:span text:style-name="T6">.</text:span><text:span text:style-name="T5">seat_no free_seats </text:span><text:span text:style-name="T4">FROM</text:span><text:span text:style-name="T5"> seats s</text:span></text:p>
          </draw:text-box>
        </draw:frame>
        <draw:frame draw:style-name="gr5" draw:text-style-name="P6" draw:layer="layout" svg:width="12.311cm" svg:height="0.412cm" svg:x="1.538cm" svg:y="6.059cm">
          <draw:text-box>
            <text:p text:style-name="P2"><text:span text:style-name="T5"><text:s text:c="2"/></text:span><text:span text:style-name="T4">INNER</text:span><text:span text:style-name="T5"> </text:span><text:span text:style-name="T4">JOIN</text:span><text:span text:style-name="T5"> flights f </text:span><text:span text:style-name="T4">ON</text:span><text:span text:style-name="T5"> f</text:span><text:span text:style-name="T6">.</text:span><text:span text:style-name="T5">aircraft_code</text:span><text:span text:style-name="T4">=</text:span><text:span text:style-name="T5">s</text:span><text:span text:style-name="T6">.</text:span><text:span text:style-name="T5">aircraft_code</text:span></text:p>
          </draw:text-box>
        </draw:frame>
        <draw:frame draw:style-name="gr5" draw:text-style-name="P6" draw:layer="layout" svg:width="5.185cm" svg:height="0.412cm" svg:x="1.538cm" svg:y="6.668cm">
          <draw:text-box>
            <text:p text:style-name="P2"><text:span text:style-name="T5"><text:s text:c="2"/></text:span><text:span text:style-name="T4">WHERE</text:span><text:span text:style-name="T5"> seat_no </text:span><text:span text:style-name="T4">NOT</text:span><text:span text:style-name="T5"> </text:span><text:span text:style-name="T4">IN</text:span><text:span text:style-name="T5"> </text:span><text:span text:style-name="T6">(</text:span></text:p>
          </draw:text-box>
        </draw:frame>
        <draw:frame draw:style-name="gr5" draw:text-style-name="P6" draw:layer="layout" svg:width="9.07cm" svg:height="0.412cm" svg:x="1.538cm" svg:y="7.25cm">
          <draw:text-box>
            <text:p text:style-name="P2"><text:span text:style-name="T5"><text:s text:c="4"/></text:span><text:span text:style-name="T4">SELECT</text:span><text:span text:style-name="T5"> seat_no </text:span><text:span text:style-name="T4">FROM</text:span><text:span text:style-name="T5"> boarding_passes bp</text:span></text:p>
          </draw:text-box>
        </draw:frame>
        <draw:frame draw:style-name="gr5" draw:text-style-name="P6" draw:layer="layout" svg:width="3.889cm" svg:height="0.412cm" svg:x="1.538cm" svg:y="7.858cm">
          <draw:text-box>
            <text:p text:style-name="P2"><text:span text:style-name="T5"><text:s text:c="6"/></text:span><text:span text:style-name="T4">INNER</text:span><text:span text:style-name="T5"> </text:span><text:span text:style-name="T4">JOIN</text:span><text:span text:style-name="T5"> </text:span><text:span text:style-name="T6">(</text:span></text:p>
          </draw:text-box>
        </draw:frame>
        <draw:frame draw:style-name="gr5" draw:text-style-name="P6" draw:layer="layout" svg:width="18.355cm" svg:height="0.412cm" svg:x="1.538cm" svg:y="8.44cm">
          <draw:text-box>
            <text:p text:style-name="P2"><text:span text:style-name="T5"><text:s text:c="8"/></text:span><text:span text:style-name="T4">SELECT</text:span><text:span text:style-name="T5"> </text:span><text:span text:style-name="T4">*</text:span><text:span text:style-name="T5"> </text:span><text:span text:style-name="T4">FROM</text:span><text:span text:style-name="T5"> flights </text:span><text:span text:style-name="T4">WHERE</text:span><text:span text:style-name="T5"> departure_airport</text:span><text:span text:style-name="T4">=</text:span><text:span text:style-name="T9">'AAQ'</text:span><text:span text:style-name="T5"> </text:span><text:span text:style-name="T4">AND</text:span><text:span text:style-name="T5"> arrival_airport</text:span><text:span text:style-name="T4">=</text:span><text:span text:style-name="T9">'SVO'</text:span></text:p>
          </draw:text-box>
        </draw:frame>
        <draw:frame draw:style-name="gr5" draw:text-style-name="P6" draw:layer="layout" svg:width="8.423cm" svg:height="0.412cm" svg:x="1.538cm" svg:y="9.022cm">
          <draw:text-box>
            <text:p text:style-name="P2"><text:span text:style-name="T5"><text:s text:c="6"/></text:span><text:span text:style-name="T6">)</text:span><text:span text:style-name="T5"> f </text:span><text:span text:style-name="T4">ON</text:span><text:span text:style-name="T5"> f</text:span><text:span text:style-name="T6">.</text:span><text:span text:style-name="T5">flight_id </text:span><text:span text:style-name="T4">=</text:span><text:span text:style-name="T5"> bp</text:span><text:span text:style-name="T6">.</text:span><text:span text:style-name="T5">flight_id</text:span></text:p>
          </draw:text-box>
        </draw:frame>
        <draw:frame draw:style-name="gr5" draw:text-style-name="P6" draw:layer="layout" svg:width="7.992cm" svg:height="0.412cm" svg:x="1.538cm" svg:y="9.631cm">
          <draw:text-box>
            <text:p text:style-name="P2"><text:span text:style-name="T5"><text:s text:c="4"/></text:span><text:span text:style-name="T6">)</text:span><text:span text:style-name="T5"> </text:span><text:span text:style-name="T4">ORDER</text:span><text:span text:style-name="T5"> </text:span><text:span text:style-name="T4">BY</text:span><text:span text:style-name="T5"> f</text:span><text:span text:style-name="T6">.</text:span><text:span text:style-name="T5">scheduled_departure</text:span><text:span text:style-name="T6">;</text:span></text:p>
          </draw:text-box>
        </draw:frame>
        <draw:frame draw:style-name="gr5" draw:text-style-name="P6" draw:layer="layout" svg:width="10.366cm" svg:height="0.412cm" svg:x="1.538cm" svg:y="11.906cm">
          <draw:text-box>
            <text:p text:style-name="P2"><text:span text:style-name="T5"><text:s/></text:span><text:span text:style-name="T5">scheduled_departure <text:s text:c="2"/></text:span><text:span text:style-name="T4">|</text:span><text:span text:style-name="T5"> flight_id </text:span><text:span text:style-name="T4">|</text:span><text:span text:style-name="T5"> free_seats </text:span></text:p>
          </draw:text-box>
        </draw:frame>
        <draw:frame draw:style-name="gr5" draw:text-style-name="P6" draw:layer="layout" svg:width="9.933cm" svg:height="0.412cm" svg:x="1.538cm" svg:y="12.488cm">
          <draw:text-box>
            <text:p text:style-name="P2"><text:span text:style-name="T5">------------------------+-----------+---------</text:span></text:p>
          </draw:text-box>
        </draw:frame>
        <draw:frame draw:style-name="gr5" draw:text-style-name="P6" draw:layer="layout" svg:width="8.855cm" svg:height="0.412cm" svg:x="1.538cm" svg:y="13.097cm">
          <draw:text-box>
            <text:p text:style-name="P2"><text:span text:style-name="T5"><text:s/></text:span><text:span text:style-name="T7">2016</text:span><text:span text:style-name="T5">-08-14 </text:span><text:span text:style-name="T7">23</text:span><text:span text:style-name="T5">:45:00+00 </text:span><text:span text:style-name="T4">|</text:span><text:span text:style-name="T5"> <text:s text:c="3"/></text:span><text:span text:style-name="T7">173246</text:span><text:span text:style-name="T5"> </text:span><text:span text:style-name="T4">|</text:span><text:span text:style-name="T5"> 10A</text:span></text:p>
          </draw:text-box>
        </draw:frame>
        <draw:frame draw:style-name="gr5" draw:text-style-name="P6" draw:layer="layout" svg:width="8.855cm" svg:height="0.412cm" svg:x="1.538cm" svg:y="13.679cm">
          <draw:text-box>
            <text:p text:style-name="P2"><text:span text:style-name="T5"><text:s/></text:span><text:span text:style-name="T7">2016</text:span><text:span text:style-name="T5">-08-14 </text:span><text:span text:style-name="T7">23</text:span><text:span text:style-name="T5">:45:00+00 </text:span><text:span text:style-name="T4">|</text:span><text:span text:style-name="T5"> <text:s text:c="3"/></text:span><text:span text:style-name="T7">173246</text:span><text:span text:style-name="T5"> </text:span><text:span text:style-name="T4">|</text:span><text:span text:style-name="T5"> 10F</text:span></text:p>
          </draw:text-box>
        </draw:frame>
        <draw:frame draw:style-name="gr5" draw:text-style-name="P6" draw:layer="layout" svg:width="8.855cm" svg:height="0.412cm" svg:x="1.538cm" svg:y="14.87cm">
          <draw:text-box>
            <text:p text:style-name="P2"><text:span text:style-name="T5"><text:s/></text:span><text:span text:style-name="T7">2016</text:span><text:span text:style-name="T5">-08-15 00:20:00+00 </text:span><text:span text:style-name="T4">|</text:span><text:span text:style-name="T5"> <text:s text:c="3"/></text:span><text:span text:style-name="T7">102199</text:span><text:span text:style-name="T5"> </text:span><text:span text:style-name="T4">|</text:span><text:span text:style-name="T5"> 10A</text:span></text:p>
          </draw:text-box>
        </draw:frame>
        <draw:frame draw:style-name="gr5" draw:text-style-name="P6" draw:layer="layout" svg:width="8.855cm" svg:height="0.412cm" svg:x="1.538cm" svg:y="15.452cm">
          <draw:text-box>
            <text:p text:style-name="P2"><text:span text:style-name="T5"><text:s/></text:span><text:span text:style-name="T7">2016</text:span><text:span text:style-name="T5">-08-15 00:20:00+00 </text:span><text:span text:style-name="T4">|</text:span><text:span text:style-name="T5"> <text:s text:c="3"/></text:span><text:span text:style-name="T7">102199</text:span><text:span text:style-name="T5"> </text:span><text:span text:style-name="T4">|</text:span><text:span text:style-name="T5"> 10F</text:span></text:p>
          </draw:text-box>
        </draw:frame>
        <draw:frame draw:style-name="gr5" draw:text-style-name="P6" draw:layer="layout" svg:width="8.639cm" svg:height="0.412cm" svg:x="1.538cm" svg:y="16.642cm">
          <draw:text-box>
            <text:p text:style-name="P2"><text:span text:style-name="T5"><text:s/></text:span><text:span text:style-name="T7">2016</text:span><text:span text:style-name="T5">-08-15 00:40:00+00 </text:span><text:span text:style-name="T4">|</text:span><text:span text:style-name="T5"> <text:s text:c="3"/></text:span><text:span text:style-name="T7">129608</text:span><text:span text:style-name="T5"> </text:span><text:span text:style-name="T4">|</text:span><text:span text:style-name="T5"> 1B</text:span></text:p>
          </draw:text-box>
        </draw:frame>
        <draw:frame draw:style-name="gr5" draw:text-style-name="P6" draw:layer="layout" svg:width="8.639cm" svg:height="0.412cm" svg:x="1.538cm" svg:y="17.251cm">
          <draw:text-box>
            <text:p text:style-name="P2"><text:span text:style-name="T5"><text:s/></text:span><text:span text:style-name="T7">2016</text:span><text:span text:style-name="T5">-08-15 00:40:00+00 </text:span><text:span text:style-name="T4">|</text:span><text:span text:style-name="T5"> <text:s text:c="3"/></text:span><text:span text:style-name="T7">129608</text:span><text:span text:style-name="T5"> </text:span><text:span text:style-name="T4">|</text:span><text:span text:style-name="T5"> 2B</text:span></text:p>
          </draw:text-box>
        </draw:frame>
        <draw:frame draw:style-name="gr5" draw:text-style-name="P6" draw:layer="layout" svg:width="8.639cm" svg:height="0.412cm" svg:x="1.538cm" svg:y="17.833cm">
          <draw:text-box>
            <text:p text:style-name="P2"><text:span text:style-name="T5"><text:s/></text:span><text:span text:style-name="T7">2016</text:span><text:span text:style-name="T5">-08-15 00:40:00+00 </text:span><text:span text:style-name="T4">|</text:span><text:span text:style-name="T5"> <text:s text:c="3"/></text:span><text:span text:style-name="T7">129608</text:span><text:span text:style-name="T5"> </text:span><text:span text:style-name="T4">|</text:span><text:span text:style-name="T5"> 3B</text:span></text:p>
          </draw:text-box>
        </draw:frame>
        <draw:frame draw:style-name="gr5" draw:text-style-name="P6" draw:layer="layout" svg:width="8.639cm" svg:height="0.412cm" svg:x="1.538cm" svg:y="19.024cm">
          <draw:text-box>
            <text:p text:style-name="P2"><text:span text:style-name="T5"><text:s/></text:span><text:span text:style-name="T7">2016</text:span><text:span text:style-name="T5">-08-15 00:50:00+00 </text:span><text:span text:style-name="T4">|</text:span><text:span text:style-name="T5"> <text:s text:c="3"/></text:span><text:span text:style-name="T7">118040</text:span><text:span text:style-name="T5"> </text:span><text:span text:style-name="T4">|</text:span><text:span text:style-name="T5"> 1B</text:span></text:p>
          </draw:text-box>
        </draw:frame>
        <draw:frame draw:style-name="gr5" draw:text-style-name="P6" draw:layer="layout" svg:width="8.639cm" svg:height="0.412cm" svg:x="1.538cm" svg:y="19.606cm">
          <draw:text-box>
            <text:p text:style-name="P2"><text:span text:style-name="T5"><text:s/></text:span><text:span text:style-name="T7">2016</text:span><text:span text:style-name="T5">-08-15 00:50:00+00 </text:span><text:span text:style-name="T4">|</text:span><text:span text:style-name="T5"> <text:s text:c="3"/></text:span><text:span text:style-name="T7">118040</text:span><text:span text:style-name="T5"> </text:span><text:span text:style-name="T4">|</text:span><text:span text:style-name="T5"> 2B</text:span></text:p>
          </draw:text-box>
        </draw:frame>
        <draw:frame draw:style-name="gr5" draw:text-style-name="P6" draw:layer="layout" svg:width="8.639cm" svg:height="0.412cm" svg:x="1.538cm" svg:y="20.214cm">
          <draw:text-box>
            <text:p text:style-name="P2"><text:span text:style-name="T5"><text:s/></text:span><text:span text:style-name="T7">2016</text:span><text:span text:style-name="T5">-08-15 00:50:00+00 </text:span><text:span text:style-name="T4">|</text:span><text:span text:style-name="T5"> <text:s text:c="3"/></text:span><text:span text:style-name="T7">118040</text:span><text:span text:style-name="T5"> </text:span><text:span text:style-name="T4">|</text:span><text:span text:style-name="T5"> 3B</text:span></text:p>
          </draw:text-box>
        </draw:frame>
        <draw:frame draw:style-name="gr5" draw:text-style-name="P6" draw:layer="layout" svg:width="8.639cm" svg:height="0.412cm" svg:x="1.538cm" svg:y="21.378cm">
          <draw:text-box>
            <text:p text:style-name="P2"><text:span text:style-name="T5"><text:s/></text:span><text:span text:style-name="T7">2016</text:span><text:span text:style-name="T5">-08-15 00:55:00+00 </text:span><text:span text:style-name="T4">|</text:span><text:span text:style-name="T5"> <text:s text:c="3"/></text:span><text:span text:style-name="T7">172758</text:span><text:span text:style-name="T5"> </text:span><text:span text:style-name="T4">|</text:span><text:span text:style-name="T5"> 1B</text:span></text:p>
          </draw:text-box>
        </draw:frame>
        <draw:frame draw:style-name="gr5" draw:text-style-name="P6" draw:layer="layout" svg:width="8.639cm" svg:height="0.412cm" svg:x="1.538cm" svg:y="21.987cm">
          <draw:text-box>
            <text:p text:style-name="P2"><text:span text:style-name="T5"><text:s/></text:span><text:span text:style-name="T7">2016</text:span><text:span text:style-name="T5">-08-15 00:55:00+00 </text:span><text:span text:style-name="T4">|</text:span><text:span text:style-name="T5"> <text:s text:c="3"/></text:span><text:span text:style-name="T7">172758</text:span><text:span text:style-name="T5"> </text:span><text:span text:style-name="T4">|</text:span><text:span text:style-name="T5"> 2B</text:span></text:p>
          </draw:text-box>
        </draw:frame>
        <draw:frame draw:style-name="gr5" draw:text-style-name="P6" draw:layer="layout" svg:width="8.639cm" svg:height="0.412cm" svg:x="1.538cm" svg:y="22.569cm">
          <draw:text-box>
            <text:p text:style-name="P2"><text:span text:style-name="T5"><text:s/></text:span><text:span text:style-name="T7">2016</text:span><text:span text:style-name="T5">-08-15 00:55:00+00 </text:span><text:span text:style-name="T4">|</text:span><text:span text:style-name="T5"> <text:s text:c="3"/></text:span><text:span text:style-name="T7">172758</text:span><text:span text:style-name="T5"> </text:span><text:span text:style-name="T4">|</text:span><text:span text:style-name="T5"> 3B</text:span></text:p>
          </draw:text-box>
        </draw:frame>
        <draw:frame draw:style-name="gr5" draw:text-style-name="P6" draw:layer="layout" svg:width="2.161cm" svg:height="0.412cm" svg:x="1.538cm" svg:y="23.178cm">
          <draw:text-box>
            <text:p text:style-name="P2"><text:span text:style-name="T5">-- More --</text:span></text:p>
          </draw:text-box>
        </draw:frame>
      </draw:page>
      <draw:page draw:name="page5" draw:style-name="dp1" draw:master-page-name="master-page46">
        <draw:polygon draw:style-name="gr1" draw:text-style-name="P1" draw:layer="layout" svg:width="21.616cm" svg:height="1.27cm" svg:x="1.199cm" svg:y="4.982cm" svg:viewBox="0 0 21617 1271" draw:points="0,0 21617,0 21617,1271 0,1271">
          <text:p/>
        </draw:polygon>
        <draw:path draw:style-name="gr1" draw:text-style-name="P1" draw:layer="layout" svg:width="19.209cm" svg:height="4.233cm" svg:x="1.199cm" svg:y="6.676cm" svg:viewBox="0 0 19210 4234" svg:d="M0 4155v-4076c0-10 2-20 6-30s10-18 17-26c8-7 16-13 26-17s20-6 30-6h19051c11 0 21 2 31 6 9 4 18 10 25 17 8 8 14 16 18 26s6 20 6 30v4076c0 10-2 20-6 30s-10 18-18 26c-7 7-16 13-25 17-10 4-20 6-31 6h-19051c-10 0-20-2-30-6s-18-10-26-17c-7-8-13-16-17-26s-6-20-6-30z">
          <text:p/>
        </draw:path>
        <draw:frame draw:style-name="gr3" draw:text-style-name="P4" draw:layer="layout" svg:width="6.123cm" svg:height="0.827cm" svg:x="1.199cm" svg:y="1.005cm">
          <draw:text-box>
            <text:p text:style-name="P2"><text:span text:style-name="T2">Упражнение 4.11</text:span></text:p>
          </draw:text-box>
        </draw:frame>
        <draw:frame draw:style-name="gr4" draw:text-style-name="P5" draw:layer="layout" svg:width="17.481cm" svg:height="0.475cm" svg:x="1.199cm" svg:y="2.615cm">
          <draw:text-box>
            <text:p text:style-name="P2"><text:span text:style-name="T3">Напишите запрос, возвращающий среднюю стоимость авиабилета в каждом из классов</text:span></text:p>
          </draw:text-box>
        </draw:frame>
        <draw:frame draw:style-name="gr4" draw:text-style-name="P5" draw:layer="layout" svg:width="17.405cm" svg:height="0.475cm" svg:x="1.199cm" svg:y="3.303cm">
          <draw:text-box>
            <text:p text:style-name="P2"><text:span text:style-name="T3">перевозки. Модифицируйте его таким образом, чтобы было видно, какому классу какое</text:span></text:p>
          </draw:text-box>
        </draw:frame>
        <draw:frame draw:style-name="gr4" draw:text-style-name="P5" draw:layer="layout" svg:width="4.879cm" svg:height="0.475cm" svg:x="1.199cm" svg:y="3.965cm">
          <draw:text-box>
            <text:p text:style-name="P2"><text:span text:style-name="T3">значение соответствует.</text:span></text:p>
          </draw:text-box>
        </draw:frame>
        <draw:frame draw:style-name="gr5" draw:text-style-name="P6" draw:layer="layout" svg:width="19.001cm" svg:height="0.412cm" svg:x="1.538cm" svg:y="5.424cm">
          <draw:text-box>
            <text:p text:style-name="P2"><text:span text:style-name="T4">SELECT</text:span><text:span text:style-name="T5"> </text:span><text:span text:style-name="T10">AVG</text:span><text:span text:style-name="T6">(</text:span><text:span text:style-name="T5">amount</text:span><text:span text:style-name="T6">)</text:span><text:span text:style-name="T5"> avg_ticket_cost</text:span><text:span text:style-name="T6">,</text:span><text:span text:style-name="T5"> fare_conditions </text:span><text:span text:style-name="T4">FROM</text:span><text:span text:style-name="T5"> ticket_flights </text:span><text:span text:style-name="T4">GROUP</text:span><text:span text:style-name="T5"> </text:span><text:span text:style-name="T4">BY</text:span><text:span text:style-name="T5"> fare_co</text:span></text:p>
          </draw:text-box>
        </draw:frame>
        <draw:frame draw:style-name="gr5" draw:text-style-name="P6" draw:layer="layout" svg:width="8.206cm" svg:height="0.412cm" svg:x="1.538cm" svg:y="7.117cm">
          <draw:text-box>
            <text:p text:style-name="P2"><text:span text:style-name="T5"><text:s text:c="8"/></text:span><text:span text:style-name="T5">avg <text:s text:c="8"/></text:span><text:span text:style-name="T4">|</text:span><text:span text:style-name="T5"> fare_conditions </text:span></text:p>
          </draw:text-box>
        </draw:frame>
        <draw:frame draw:style-name="gr5" draw:text-style-name="P6" draw:layer="layout" svg:width="8.206cm" svg:height="0.412cm" svg:x="1.538cm" svg:y="7.699cm">
          <draw:text-box>
            <text:p text:style-name="P2"><text:span text:style-name="T5">--------------------+-----------------</text:span></text:p>
          </draw:text-box>
        </draw:frame>
        <draw:frame draw:style-name="gr5" draw:text-style-name="P6" draw:layer="layout" svg:width="6.479cm" svg:height="0.412cm" svg:x="1.538cm" svg:y="8.282cm">
          <draw:text-box>
            <text:p text:style-name="P2"><text:span text:style-name="T5"><text:s/></text:span><text:span text:style-name="T7">51557.399820393274</text:span><text:span text:style-name="T5"> </text:span><text:span text:style-name="T4">|</text:span><text:span text:style-name="T5"> Business</text:span></text:p>
          </draw:text-box>
        </draw:frame>
        <draw:frame draw:style-name="gr5" draw:text-style-name="P6" draw:layer="layout" svg:width="6.263cm" svg:height="0.412cm" svg:x="1.538cm" svg:y="8.89cm">
          <draw:text-box>
            <text:p text:style-name="P2"><text:span text:style-name="T5"><text:s/></text:span><text:span text:style-name="T7">32724.546136534134</text:span><text:span text:style-name="T5"> </text:span><text:span text:style-name="T4">|</text:span><text:span text:style-name="T5"> Comfort</text:span></text:p>
          </draw:text-box>
        </draw:frame>
        <draw:frame draw:style-name="gr5" draw:text-style-name="P6" draw:layer="layout" svg:width="6.263cm" svg:height="0.412cm" svg:x="1.538cm" svg:y="9.472cm">
          <draw:text-box>
            <text:p text:style-name="P2"><text:span text:style-name="T5"><text:s/></text:span><text:span text:style-name="T7">16031.309072998395</text:span><text:span text:style-name="T5"> </text:span><text:span text:style-name="T4">|</text:span><text:span text:style-name="T5"> Economy</text:span></text:p>
          </draw:text-box>
        </draw:frame>
        <draw:frame draw:style-name="gr5" draw:text-style-name="P6" draw:layer="layout" svg:width="1.73cm" svg:height="0.412cm" svg:x="1.538cm" svg:y="10.081cm">
          <draw:text-box>
            <text:p text:style-name="P2"><text:span text:style-name="T6">(</text:span><text:span text:style-name="T7">3</text:span><text:span text:style-name="T5"> rows</text:span><text:span text:style-name="T6">)</text:span></text:p>
          </draw:text-box>
        </draw:frame>
      </draw:page>
      <draw:page draw:name="page6" draw:style-name="dp1" draw:master-page-name="master-page36">
        <draw:path draw:style-name="gr1" draw:text-style-name="P1" draw:layer="layout" svg:width="19.209cm" svg:height="4.233cm" svg:x="1.199cm" svg:y="6.385cm" svg:viewBox="0 0 19210 4234" svg:d="M0 4154v-4075c0-10 2-21 6-30 4-10 10-19 17-26 8-7 16-13 26-17s20-6 30-6h19051c11 0 21 2 31 6 9 4 18 10 25 17 8 7 14 16 18 26 4 9 6 20 6 30v4075c0 10-2 20-6 30s-10 19-18 27c-7 7-16 13-25 17-10 4-20 6-31 6h-19051c-10 0-20-2-30-6s-18-10-26-17c-7-8-13-17-17-27s-6-20-6-30z">
          <text:p/>
        </draw:path>
        <draw:path draw:style-name="gr1" draw:text-style-name="P1" draw:layer="layout" svg:width="19.209cm" svg:height="14.314cm" svg:x="1.199cm" svg:y="11.041cm" svg:viewBox="0 0 19210 14315" svg:d="M0 14236v-14156c0-11 2-21 6-31 4-9 10-18 17-25 8-8 16-14 26-18s20-6 30-6h19051c11 0 21 2 31 6 9 4 18 10 25 18 8 7 14 16 18 25 4 10 6 20 6 31v14156c0 11-2 21-6 30-4 10-10 19-18 26-7 8-16 13-25 17-10 4-20 6-31 6h-19051c-10 0-20-2-30-6s-18-9-26-17c-7-7-13-16-17-26-4-9-6-19-6-30z">
          <text:p/>
        </draw:path>
        <draw:frame draw:style-name="gr3" draw:text-style-name="P4" draw:layer="layout" svg:width="6.123cm" svg:height="0.827cm" svg:x="1.199cm" svg:y="1.746cm">
          <draw:text-box>
            <text:p text:style-name="P2"><text:span text:style-name="T2">Упражнение 4.15</text:span></text:p>
          </draw:text-box>
        </draw:frame>
        <draw:frame draw:style-name="gr4" draw:text-style-name="P5" draw:layer="layout" svg:width="12.406cm" svg:height="0.475cm" svg:x="1.199cm" svg:y="3.356cm">
          <draw:text-box>
            <text:p text:style-name="P2"><text:span text:style-name="T3">В результате еще одной модернизации в самолетах «Аэробус</text:span></text:p>
          </draw:text-box>
        </draw:frame>
        <draw:frame draw:style-name="gr4" draw:text-style-name="P5" draw:layer="layout" svg:width="18.747cm" svg:height="0.475cm" svg:x="1.199cm" svg:y="4.044cm">
          <draw:text-box>
            <text:p text:style-name="P2"><text:span text:style-name="T3">A319» (код 319) ряды кресел с шестого по восьмой были переведены в разряд бизнес-класса.</text:span></text:p>
          </draw:text-box>
        </draw:frame>
        <draw:frame draw:style-name="gr4" draw:text-style-name="P5" draw:layer="layout" svg:width="18.565cm" svg:height="0.475cm" svg:x="1.199cm" svg:y="4.706cm">
          <draw:text-box>
            <text:p text:style-name="P2"><text:span text:style-name="T3">Измените таблицу одним запросом и получите измененные данные с помощью предложения</text:span></text:p>
          </draw:text-box>
        </draw:frame>
        <draw:frame draw:style-name="gr4" draw:text-style-name="P5" draw:layer="layout" svg:width="2.635cm" svg:height="0.475cm" svg:x="1.199cm" svg:y="5.394cm">
          <draw:text-box>
            <text:p text:style-name="P2"><text:span text:style-name="T3">RETURNING.</text:span></text:p>
          </draw:text-box>
        </draw:frame>
        <draw:frame draw:style-name="gr5" draw:text-style-name="P6" draw:layer="layout" svg:width="9.285cm" svg:height="0.412cm" svg:x="1.538cm" svg:y="6.826cm">
          <draw:text-box>
            <text:p text:style-name="P2"><text:span text:style-name="T4">UPDATE</text:span><text:span text:style-name="T5"> seats </text:span><text:span text:style-name="T4">SET</text:span><text:span text:style-name="T5"> fare_conditions</text:span><text:span text:style-name="T4">=</text:span><text:span text:style-name="T9">'Business'</text:span></text:p>
          </draw:text-box>
        </draw:frame>
        <draw:frame draw:style-name="gr5" draw:text-style-name="P6" draw:layer="layout" svg:width="7.561cm" svg:height="0.412cm" svg:x="1.538cm" svg:y="7.435cm">
          <draw:text-box>
            <text:p text:style-name="P2"><text:span text:style-name="T5"><text:s text:c="2"/></text:span><text:span text:style-name="T4">WHERE</text:span><text:span text:style-name="T5"> aircraft_code </text:span><text:span text:style-name="T4">=</text:span><text:span text:style-name="T5"> </text:span><text:span text:style-name="T9">'319'</text:span><text:span text:style-name="T5"> </text:span><text:span text:style-name="T4">AND</text:span><text:span text:style-name="T5"> </text:span><text:span text:style-name="T6">(</text:span></text:p>
          </draw:text-box>
        </draw:frame>
        <draw:frame draw:style-name="gr5" draw:text-style-name="P6" draw:layer="layout" svg:width="5.401cm" svg:height="0.412cm" svg:x="1.538cm" svg:y="8.017cm">
          <draw:text-box>
            <text:p text:style-name="P2"><text:span text:style-name="T5"><text:s text:c="4"/></text:span><text:span text:style-name="T5">seat_no </text:span><text:span text:style-name="T4">LIKE</text:span><text:span text:style-name="T5"> </text:span><text:span text:style-name="T9">'6%'</text:span><text:span text:style-name="T5"> </text:span><text:span text:style-name="T4">OR</text:span><text:span text:style-name="T5"> </text:span></text:p>
          </draw:text-box>
        </draw:frame>
        <draw:frame draw:style-name="gr5" draw:text-style-name="P6" draw:layer="layout" svg:width="5.401cm" svg:height="0.412cm" svg:x="1.538cm" svg:y="8.599cm">
          <draw:text-box>
            <text:p text:style-name="P2"><text:span text:style-name="T5"><text:s text:c="4"/></text:span><text:span text:style-name="T5">seat_no </text:span><text:span text:style-name="T4">LIKE</text:span><text:span text:style-name="T5"> </text:span><text:span text:style-name="T9">'7%'</text:span><text:span text:style-name="T5"> </text:span><text:span text:style-name="T4">OR</text:span><text:span text:style-name="T5"> </text:span></text:p>
          </draw:text-box>
        </draw:frame>
        <draw:frame draw:style-name="gr5" draw:text-style-name="P6" draw:layer="layout" svg:width="4.537cm" svg:height="0.412cm" svg:x="1.538cm" svg:y="9.208cm">
          <draw:text-box>
            <text:p text:style-name="P2"><text:span text:style-name="T5"><text:s text:c="4"/></text:span><text:span text:style-name="T5">seat_no </text:span><text:span text:style-name="T4">LIKE</text:span><text:span text:style-name="T5"> </text:span><text:span text:style-name="T9">'8%'</text:span></text:p>
          </draw:text-box>
        </draw:frame>
        <draw:frame draw:style-name="gr5" draw:text-style-name="P6" draw:layer="layout" svg:width="3.457cm" svg:height="0.412cm" svg:x="1.538cm" svg:y="9.79cm">
          <draw:text-box>
            <text:p text:style-name="P2"><text:span text:style-name="T5"><text:s text:c="2"/></text:span><text:span text:style-name="T6">)</text:span><text:span text:style-name="T5"> </text:span><text:span text:style-name="T4">RETURNING</text:span><text:span text:style-name="T5"> </text:span><text:span text:style-name="T4">*</text:span><text:span text:style-name="T6">;</text:span></text:p>
          </draw:text-box>
        </draw:frame>
        <draw:frame draw:style-name="gr5" draw:text-style-name="P6" draw:layer="layout" svg:width="9.286cm" svg:height="0.412cm" svg:x="1.538cm" svg:y="11.483cm">
          <draw:text-box>
            <text:p text:style-name="P2"><text:span text:style-name="T5"><text:s/></text:span><text:span text:style-name="T5">aircraft_code </text:span><text:span text:style-name="T4">|</text:span><text:span text:style-name="T5"> seat_no </text:span><text:span text:style-name="T4">|</text:span><text:span text:style-name="T5"> fare_conditions </text:span></text:p>
          </draw:text-box>
        </draw:frame>
        <draw:frame draw:style-name="gr5" draw:text-style-name="P6" draw:layer="layout" svg:width="9.286cm" svg:height="0.412cm" svg:x="1.538cm" svg:y="12.065cm">
          <draw:text-box>
            <text:p text:style-name="P2"><text:span text:style-name="T5">---------------+---------+-----------------</text:span></text:p>
          </draw:text-box>
        </draw:frame>
        <draw:frame draw:style-name="gr5" draw:text-style-name="P6" draw:layer="layout" svg:width="7.559cm" svg:height="0.412cm" svg:x="1.538cm" svg:y="12.674cm">
          <draw:text-box>
            <text:p text:style-name="P2"><text:span text:style-name="T5"><text:s/></text:span><text:span text:style-name="T7">319</text:span><text:span text:style-name="T5"> <text:s text:c="10"/></text:span><text:span text:style-name="T4">|</text:span><text:span text:style-name="T5"> 6A <text:s text:c="5"/></text:span><text:span text:style-name="T4">|</text:span><text:span text:style-name="T5"> Business</text:span></text:p>
          </draw:text-box>
        </draw:frame>
        <draw:frame draw:style-name="gr5" draw:text-style-name="P6" draw:layer="layout" svg:width="7.559cm" svg:height="0.412cm" svg:x="1.538cm" svg:y="13.256cm">
          <draw:text-box>
            <text:p text:style-name="P2"><text:span text:style-name="T5"><text:s/></text:span><text:span text:style-name="T7">319</text:span><text:span text:style-name="T5"> <text:s text:c="10"/></text:span><text:span text:style-name="T4">|</text:span><text:span text:style-name="T5"> 6B <text:s text:c="5"/></text:span><text:span text:style-name="T4">|</text:span><text:span text:style-name="T5"> Business</text:span></text:p>
          </draw:text-box>
        </draw:frame>
        <draw:frame draw:style-name="gr5" draw:text-style-name="P6" draw:layer="layout" svg:width="7.559cm" svg:height="0.412cm" svg:x="1.538cm" svg:y="13.864cm">
          <draw:text-box>
            <text:p text:style-name="P2"><text:span text:style-name="T5"><text:s/></text:span><text:span text:style-name="T7">319</text:span><text:span text:style-name="T5"> <text:s text:c="10"/></text:span><text:span text:style-name="T4">|</text:span><text:span text:style-name="T5"> 6C <text:s text:c="5"/></text:span><text:span text:style-name="T4">|</text:span><text:span text:style-name="T5"> Business</text:span></text:p>
          </draw:text-box>
        </draw:frame>
        <draw:frame draw:style-name="gr5" draw:text-style-name="P6" draw:layer="layout" svg:width="7.559cm" svg:height="0.412cm" svg:x="1.538cm" svg:y="14.446cm">
          <draw:text-box>
            <text:p text:style-name="P2"><text:span text:style-name="T5"><text:s/></text:span><text:span text:style-name="T7">319</text:span><text:span text:style-name="T5"> <text:s text:c="10"/></text:span><text:span text:style-name="T4">|</text:span><text:span text:style-name="T5"> 6D <text:s text:c="5"/></text:span><text:span text:style-name="T4">|</text:span><text:span text:style-name="T5"> Business</text:span></text:p>
          </draw:text-box>
        </draw:frame>
        <draw:frame draw:style-name="gr5" draw:text-style-name="P6" draw:layer="layout" svg:width="7.559cm" svg:height="0.412cm" svg:x="1.538cm" svg:y="15.028cm">
          <draw:text-box>
            <text:p text:style-name="P2"><text:span text:style-name="T5"><text:s/></text:span><text:span text:style-name="T7">319</text:span><text:span text:style-name="T5"> <text:s text:c="10"/></text:span><text:span text:style-name="T4">|</text:span><text:span text:style-name="T5"> 6E <text:s text:c="5"/></text:span><text:span text:style-name="T4">|</text:span><text:span text:style-name="T5"> Business</text:span></text:p>
          </draw:text-box>
        </draw:frame>
        <draw:frame draw:style-name="gr5" draw:text-style-name="P6" draw:layer="layout" svg:width="7.559cm" svg:height="0.412cm" svg:x="1.538cm" svg:y="15.637cm">
          <draw:text-box>
            <text:p text:style-name="P2"><text:span text:style-name="T5"><text:s/></text:span><text:span text:style-name="T7">319</text:span><text:span text:style-name="T5"> <text:s text:c="10"/></text:span><text:span text:style-name="T4">|</text:span><text:span text:style-name="T5"> 6F <text:s text:c="5"/></text:span><text:span text:style-name="T4">|</text:span><text:span text:style-name="T5"> Business</text:span></text:p>
          </draw:text-box>
        </draw:frame>
        <draw:frame draw:style-name="gr5" draw:text-style-name="P6" draw:layer="layout" svg:width="7.559cm" svg:height="0.412cm" svg:x="1.538cm" svg:y="16.219cm">
          <draw:text-box>
            <text:p text:style-name="P2"><text:span text:style-name="T5"><text:s/></text:span><text:span text:style-name="T7">319</text:span><text:span text:style-name="T5"> <text:s text:c="10"/></text:span><text:span text:style-name="T4">|</text:span><text:span text:style-name="T5"> 7A <text:s text:c="5"/></text:span><text:span text:style-name="T4">|</text:span><text:span text:style-name="T5"> Business</text:span></text:p>
          </draw:text-box>
        </draw:frame>
        <draw:frame draw:style-name="gr5" draw:text-style-name="P6" draw:layer="layout" svg:width="7.559cm" svg:height="0.412cm" svg:x="1.538cm" svg:y="16.828cm">
          <draw:text-box>
            <text:p text:style-name="P2"><text:span text:style-name="T5"><text:s/></text:span><text:span text:style-name="T7">319</text:span><text:span text:style-name="T5"> <text:s text:c="10"/></text:span><text:span text:style-name="T4">|</text:span><text:span text:style-name="T5"> 7B <text:s text:c="5"/></text:span><text:span text:style-name="T4">|</text:span><text:span text:style-name="T5"> Business</text:span></text:p>
          </draw:text-box>
        </draw:frame>
        <draw:frame draw:style-name="gr5" draw:text-style-name="P6" draw:layer="layout" svg:width="7.559cm" svg:height="0.412cm" svg:x="1.538cm" svg:y="17.41cm">
          <draw:text-box>
            <text:p text:style-name="P2"><text:span text:style-name="T5"><text:s/></text:span><text:span text:style-name="T7">319</text:span><text:span text:style-name="T5"> <text:s text:c="10"/></text:span><text:span text:style-name="T4">|</text:span><text:span text:style-name="T5"> 7C <text:s text:c="5"/></text:span><text:span text:style-name="T4">|</text:span><text:span text:style-name="T5"> Business</text:span></text:p>
          </draw:text-box>
        </draw:frame>
        <draw:frame draw:style-name="gr5" draw:text-style-name="P6" draw:layer="layout" svg:width="7.559cm" svg:height="0.412cm" svg:x="1.538cm" svg:y="17.992cm">
          <draw:text-box>
            <text:p text:style-name="P2"><text:span text:style-name="T5"><text:s/></text:span><text:span text:style-name="T7">319</text:span><text:span text:style-name="T5"> <text:s text:c="10"/></text:span><text:span text:style-name="T4">|</text:span><text:span text:style-name="T5"> 7D <text:s text:c="5"/></text:span><text:span text:style-name="T4">|</text:span><text:span text:style-name="T5"> Business</text:span></text:p>
          </draw:text-box>
        </draw:frame>
        <draw:frame draw:style-name="gr5" draw:text-style-name="P6" draw:layer="layout" svg:width="7.559cm" svg:height="0.412cm" svg:x="1.538cm" svg:y="18.6cm">
          <draw:text-box>
            <text:p text:style-name="P2"><text:span text:style-name="T5"><text:s/></text:span><text:span text:style-name="T7">319</text:span><text:span text:style-name="T5"> <text:s text:c="10"/></text:span><text:span text:style-name="T4">|</text:span><text:span text:style-name="T5"> 7E <text:s text:c="5"/></text:span><text:span text:style-name="T4">|</text:span><text:span text:style-name="T5"> Business</text:span></text:p>
          </draw:text-box>
        </draw:frame>
        <draw:frame draw:style-name="gr5" draw:text-style-name="P6" draw:layer="layout" svg:width="7.559cm" svg:height="0.412cm" svg:x="1.538cm" svg:y="19.182cm">
          <draw:text-box>
            <text:p text:style-name="P2"><text:span text:style-name="T5"><text:s/></text:span><text:span text:style-name="T7">319</text:span><text:span text:style-name="T5"> <text:s text:c="10"/></text:span><text:span text:style-name="T4">|</text:span><text:span text:style-name="T5"> 7F <text:s text:c="5"/></text:span><text:span text:style-name="T4">|</text:span><text:span text:style-name="T5"> Business</text:span></text:p>
          </draw:text-box>
        </draw:frame>
        <draw:frame draw:style-name="gr5" draw:text-style-name="P6" draw:layer="layout" svg:width="7.559cm" svg:height="0.412cm" svg:x="1.538cm" svg:y="19.791cm">
          <draw:text-box>
            <text:p text:style-name="P2"><text:span text:style-name="T5"><text:s/></text:span><text:span text:style-name="T7">319</text:span><text:span text:style-name="T5"> <text:s text:c="10"/></text:span><text:span text:style-name="T4">|</text:span><text:span text:style-name="T5"> 8A <text:s text:c="5"/></text:span><text:span text:style-name="T4">|</text:span><text:span text:style-name="T5"> Business</text:span></text:p>
          </draw:text-box>
        </draw:frame>
        <draw:frame draw:style-name="gr5" draw:text-style-name="P6" draw:layer="layout" svg:width="7.559cm" svg:height="0.412cm" svg:x="1.538cm" svg:y="20.373cm">
          <draw:text-box>
            <text:p text:style-name="P2"><text:span text:style-name="T5"><text:s/></text:span><text:span text:style-name="T7">319</text:span><text:span text:style-name="T5"> <text:s text:c="10"/></text:span><text:span text:style-name="T4">|</text:span><text:span text:style-name="T5"> 8B <text:s text:c="5"/></text:span><text:span text:style-name="T4">|</text:span><text:span text:style-name="T5"> Business</text:span></text:p>
          </draw:text-box>
        </draw:frame>
        <draw:frame draw:style-name="gr5" draw:text-style-name="P6" draw:layer="layout" svg:width="7.559cm" svg:height="0.412cm" svg:x="1.538cm" svg:y="20.955cm">
          <draw:text-box>
            <text:p text:style-name="P2"><text:span text:style-name="T5"><text:s/></text:span><text:span text:style-name="T7">319</text:span><text:span text:style-name="T5"> <text:s text:c="10"/></text:span><text:span text:style-name="T4">|</text:span><text:span text:style-name="T5"> 8C <text:s text:c="5"/></text:span><text:span text:style-name="T4">|</text:span><text:span text:style-name="T5"> Business</text:span></text:p>
          </draw:text-box>
        </draw:frame>
        <draw:frame draw:style-name="gr5" draw:text-style-name="P6" draw:layer="layout" svg:width="7.559cm" svg:height="0.412cm" svg:x="1.538cm" svg:y="21.564cm">
          <draw:text-box>
            <text:p text:style-name="P2"><text:span text:style-name="T5"><text:s/></text:span><text:span text:style-name="T7">319</text:span><text:span text:style-name="T5"> <text:s text:c="10"/></text:span><text:span text:style-name="T4">|</text:span><text:span text:style-name="T5"> 8D <text:s text:c="5"/></text:span><text:span text:style-name="T4">|</text:span><text:span text:style-name="T5"> Business</text:span></text:p>
          </draw:text-box>
        </draw:frame>
        <draw:frame draw:style-name="gr5" draw:text-style-name="P6" draw:layer="layout" svg:width="7.559cm" svg:height="0.412cm" svg:x="1.538cm" svg:y="22.146cm">
          <draw:text-box>
            <text:p text:style-name="P2"><text:span text:style-name="T5"><text:s/></text:span><text:span text:style-name="T7">319</text:span><text:span text:style-name="T5"> <text:s text:c="10"/></text:span><text:span text:style-name="T4">|</text:span><text:span text:style-name="T5"> 8F <text:s text:c="5"/></text:span><text:span text:style-name="T4">|</text:span><text:span text:style-name="T5"> Business</text:span></text:p>
          </draw:text-box>
        </draw:frame>
        <draw:frame draw:style-name="gr5" draw:text-style-name="P6" draw:layer="layout" svg:width="7.559cm" svg:height="0.412cm" svg:x="1.538cm" svg:y="22.754cm">
          <draw:text-box>
            <text:p text:style-name="P2"><text:span text:style-name="T5"><text:s/></text:span><text:span text:style-name="T7">319</text:span><text:span text:style-name="T5"> <text:s text:c="10"/></text:span><text:span text:style-name="T4">|</text:span><text:span text:style-name="T5"> 8E <text:s text:c="5"/></text:span><text:span text:style-name="T4">|</text:span><text:span text:style-name="T5"> Business</text:span></text:p>
          </draw:text-box>
        </draw:frame>
        <draw:frame draw:style-name="gr5" draw:text-style-name="P6" draw:layer="layout" svg:width="1.946cm" svg:height="0.412cm" svg:x="1.538cm" svg:y="23.336cm">
          <draw:text-box>
            <text:p text:style-name="P2"><text:span text:style-name="T6">(</text:span><text:span text:style-name="T7">18</text:span><text:span text:style-name="T5"> rows</text:span><text:span text:style-name="T6">)</text:span></text:p>
          </draw:text-box>
        </draw:frame>
        <draw:frame draw:style-name="gr5" draw:text-style-name="P6" draw:layer="layout" svg:width="1.945cm" svg:height="0.412cm" svg:x="1.538cm" svg:y="24.527cm">
          <draw:text-box>
            <text:p text:style-name="P2"><text:span text:style-name="T5">UPDATE </text:span><text:span text:style-name="T7">18</text:span></text:p>
          </draw:text-box>
        </draw:frame>
      </draw:page>
      <draw:page draw:name="page7" draw:style-name="dp1" draw:master-page-name="master-page51">
        <draw:path draw:style-name="gr1" draw:text-style-name="P1" draw:layer="layout" svg:width="19.209cm" svg:height="2.461cm" svg:x="1.199cm" svg:y="5.035cm" svg:viewBox="0 0 19210 2462" svg:d="M0 2383v-2303c0-11 2-21 6-31 4-9 10-18 17-25 8-8 16-14 26-18s20-6 30-6h19051c11 0 21 2 31 6 9 4 18 10 25 18 8 7 14 16 18 25 4 10 6 20 6 31v2303c0 10-2 20-6 30s-10 18-18 26c-7 7-16 13-25 17-10 4-20 6-31 6h-19051c-10 0-20-2-30-6s-18-10-26-17c-7-8-13-16-17-26s-6-20-6-30z">
          <text:p/>
        </draw:path>
        <draw:path draw:style-name="gr1" draw:text-style-name="P1" draw:layer="layout" svg:width="19.209cm" svg:height="3.625cm" svg:x="1.199cm" svg:y="7.919cm" svg:viewBox="0 0 19210 3626" svg:d="M0 3547v-3467c0-11 2-21 6-31 4-9 10-18 17-25 8-8 16-14 26-18s20-6 30-6h19051c11 0 21 2 31 6 9 4 18 10 25 18 8 7 14 16 18 25 4 10 6 20 6 31v3467c0 10-2 20-6 30s-10 18-18 26c-7 7-16 13-25 17-10 4-20 6-31 6h-19051c-10 0-20-2-30-6s-18-10-26-17c-7-8-13-16-17-26s-6-20-6-30z">
          <text:p/>
        </draw:path>
        <draw:frame draw:style-name="gr3" draw:text-style-name="P4" draw:layer="layout" svg:width="6.123cm" svg:height="0.827cm" svg:x="1.199cm" svg:y="1.746cm">
          <draw:text-box>
            <text:p text:style-name="P2"><text:span text:style-name="T2">Упражнение 4.20</text:span></text:p>
          </draw:text-box>
        </draw:frame>
        <draw:frame draw:style-name="gr4" draw:text-style-name="P5" draw:layer="layout" svg:width="11.94cm" svg:height="0.475cm" svg:x="1.199cm" svg:y="3.356cm">
          <draw:text-box>
            <text:p text:style-name="P2"><text:span text:style-name="T3">Найдите модели самолетов «дальнего следования», макси-</text:span></text:p>
          </draw:text-box>
        </draw:frame>
        <draw:frame draw:style-name="gr4" draw:text-style-name="P5" draw:layer="layout" svg:width="14.184cm" svg:height="0.475cm" svg:x="1.199cm" svg:y="4.044cm">
          <draw:text-box>
            <text:p text:style-name="P2"><text:span text:style-name="T3">мальная продолжительность рейсов которых составила более 6 часов.</text:span></text:p>
          </draw:text-box>
        </draw:frame>
        <draw:frame draw:style-name="gr5" draw:text-style-name="P6" draw:layer="layout" svg:width="8.422cm" svg:height="0.412cm" svg:x="1.538cm" svg:y="5.477cm">
          <draw:text-box>
            <text:p text:style-name="P2"><text:span text:style-name="T4">SELECT</text:span><text:span text:style-name="T5"> </text:span><text:span text:style-name="T4">DISTINCT</text:span><text:span text:style-name="T5"> a</text:span><text:span text:style-name="T6">.</text:span><text:span text:style-name="T5">model </text:span><text:span text:style-name="T4">FROM</text:span><text:span text:style-name="T5"> flights f </text:span></text:p>
          </draw:text-box>
        </draw:frame>
        <draw:frame draw:style-name="gr5" draw:text-style-name="P6" draw:layer="layout" svg:width="13.175cm" svg:height="0.412cm" svg:x="1.538cm" svg:y="6.059cm">
          <draw:text-box>
            <text:p text:style-name="P2"><text:span text:style-name="T5"><text:s text:c="2"/></text:span><text:span text:style-name="T4">INNER</text:span><text:span text:style-name="T5"> </text:span><text:span text:style-name="T4">JOIN</text:span><text:span text:style-name="T5"> aircrafts a </text:span><text:span text:style-name="T4">ON</text:span><text:span text:style-name="T5"> a</text:span><text:span text:style-name="T6">.</text:span><text:span text:style-name="T5">aircraft_code </text:span><text:span text:style-name="T4">=</text:span><text:span text:style-name="T5"> f</text:span><text:span text:style-name="T6">.</text:span><text:span text:style-name="T5">aircraft_code</text:span></text:p>
          </draw:text-box>
        </draw:frame>
        <draw:frame draw:style-name="gr5" draw:text-style-name="P6" draw:layer="layout" svg:width="15.55cm" svg:height="0.412cm" svg:x="1.538cm" svg:y="6.668cm">
          <draw:text-box>
            <text:p text:style-name="P2"><text:span text:style-name="T5"><text:s text:c="4"/></text:span><text:span text:style-name="T4">WHERE</text:span><text:span text:style-name="T5"> EXTRACT</text:span><text:span text:style-name="T6">(</text:span><text:span text:style-name="T4">HOUR</text:span><text:span text:style-name="T5"> </text:span><text:span text:style-name="T4">FROM</text:span><text:span text:style-name="T5"> f</text:span><text:span text:style-name="T6">.</text:span><text:span text:style-name="T5">actual_arrival </text:span><text:span text:style-name="T4">-</text:span><text:span text:style-name="T5"> f</text:span><text:span text:style-name="T6">.</text:span><text:span text:style-name="T5">actual_departure</text:span><text:span text:style-name="T6">)</text:span><text:span text:style-name="T5"> </text:span><text:span text:style-name="T4">&gt;=</text:span><text:span text:style-name="T5"> </text:span><text:span text:style-name="T7">6</text:span><text:span text:style-name="T6">;</text:span></text:p>
          </draw:text-box>
        </draw:frame>
        <draw:frame draw:style-name="gr5" draw:text-style-name="P6" draw:layer="layout" svg:width="3.888cm" svg:height="0.412cm" svg:x="1.538cm" svg:y="8.361cm">
          <draw:text-box>
            <text:p text:style-name="P2"><text:span text:style-name="T5"><text:s text:c="6"/></text:span><text:span text:style-name="T5">model <text:s text:c="6"/></text:span></text:p>
          </draw:text-box>
        </draw:frame>
        <draw:frame draw:style-name="gr5" draw:text-style-name="P6" draw:layer="layout" svg:width="3.888cm" svg:height="0.412cm" svg:x="1.538cm" svg:y="8.943cm">
          <draw:text-box>
            <text:p text:style-name="P2"><text:span text:style-name="T5">------------------</text:span></text:p>
          </draw:text-box>
        </draw:frame>
        <draw:frame draw:style-name="gr5" draw:text-style-name="P6" draw:layer="layout" svg:width="3.025cm" svg:height="0.412cm" svg:x="1.538cm" svg:y="9.552cm">
          <draw:text-box>
            <text:p text:style-name="P2"><text:span text:style-name="T5"><text:s/></text:span><text:span text:style-name="T5">Боинг </text:span><text:span text:style-name="T7">767</text:span><text:span text:style-name="T5">-300</text:span></text:p>
          </draw:text-box>
        </draw:frame>
        <draw:frame draw:style-name="gr5" draw:text-style-name="P6" draw:layer="layout" svg:width="3.672cm" svg:height="0.412cm" svg:x="1.538cm" svg:y="10.134cm">
          <draw:text-box>
            <text:p text:style-name="P2"><text:span text:style-name="T5"><text:s/></text:span><text:span text:style-name="T5">Аэробус A319-100</text:span></text:p>
          </draw:text-box>
        </draw:frame>
        <draw:frame draw:style-name="gr5" draw:text-style-name="P6" draw:layer="layout" svg:width="1.73cm" svg:height="0.412cm" svg:x="1.538cm" svg:y="10.716cm">
          <draw:text-box>
            <text:p text:style-name="P2"><text:span text:style-name="T6">(</text:span><text:span text:style-name="T7">2</text:span><text:span text:style-name="T5"> rows</text:span><text:span text:style-name="T6">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Mono" svg:font-family="LiberationMono"/>
    <style:font-face style:name="LiberationMono1" svg:font-family="LiberationMono" style:font-pitch="variable"/>
    <style:font-face style:name="LiberationSans" svg:font-family="LiberationSans" style:font-pitch="variable"/>
    <style:font-face style:name="LiberationSans1" svg:font-family="LiberationSans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9cm" fo:margin-bottom="1cm" fo:margin-left="1.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51" style:page-layout-name="PM0" draw:style-name="Mdp1"/>
    <style:master-page style:name="master-page46" style:page-layout-name="PM0" draw:style-name="Mdp1"/>
    <style:master-page style:name="master-page43" style:page-layout-name="PM0" draw:style-name="Mdp1"/>
    <style:master-page style:name="master-page36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157"/>
    <meta:generator>LibreOffice/7.3.7.2$Linux_X86_64 LibreOffice_project/30$Build-2</meta:generator>
  </office:meta>
</office:document-meta>
</file>